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91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911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8" style:family="table-cell" style:parent-style-name="Normal_911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9" style:family="table-cell" style:parent-style-name="Normal_911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Normal_91108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1" style:family="table-cell" style:parent-style-name="Normal_91108_32_updated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2" style:family="table-cell" style:parent-style-name="Normal_91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91108_32_updated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91108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90908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91108_32_updated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91108_32_updated" style:data-style-name="N0">
      <style:table-cell-properties fo:border-top="thin solid #000000" fo:border-bottom="none" fo:border-left="thin soli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8" style:family="table-cell" style:parent-style-name="Normal_91108_32_updated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9" style:family="table-cell" style:parent-style-name="Normal_91108_32_updated" style:data-style-name="N36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6">
      <style:table-cell-properties fo:background-color="#FFFFFF"/>
    </style:style>
    <style:style style:name="ce21" style:family="table-cell" style:parent-style-name="Normal_91108_32_updated" style:data-style-name="N0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2" style:family="table-cell" style:parent-style-name="Normal_91108_32_updated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Normal_91108_32_updated" style:data-style-name="N37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4" style:family="table-cell" style:parent-style-name="Normal_91108_32_updated" style:data-style-name="N37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5" style:family="table-cell" style:parent-style-name="Normal_91108_32_updated" style:data-style-name="N38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6" style:family="table-cell" style:parent-style-name="Normal_91108_32_updated" style:data-style-name="N0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7" style:family="table-cell" style:parent-style-name="Normal_911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911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9" style:family="table-cell" style:parent-style-name="Normal_91108_32_updated" style:data-style-name="N0">
      <style:table-cell-properties fo:border-top="none" fo:border-bottom="2pt solid #000000" fo:border-left="thin solid #000000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0" style:family="table-cell" style:parent-style-name="Normal_91108_32_updated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1" style:family="table-cell" style:parent-style-name="Normal_91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Normal_91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33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34" style:family="table-cell" style:parent-style-name="Normal_91308_32_updated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5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Normal_1030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7" style:family="table-cell" style:parent-style-name="Normal_10307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Normal_9-05-98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9" style:family="table-cell" style:parent-style-name="Normal_9-05-98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0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1" style:family="table-cell" style:parent-style-name="Normal_12101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Normal_1210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43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44" style:family="table-cell" style:parent-style-name="Normal_TSGB_32_2008__32_Passenger_32_transport_32_workbook" style:data-style-name="N0">
      <style:table-cell-properties style:vertical-align="middle" fo:background-color="#FFFFFF" style:repeat-content="false"/>
      <style:paragraph-properties fo:text-align="justify"/>
      <style:text-properties fo:font-size="12pt" style:font-size-asian="12pt" style:font-size-complex="12pt"/>
    </style:style>
    <style:style style:name="ce45" style:family="table-cell" style:parent-style-name="Normal_91108_32_updated" style:data-style-name="N39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59291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0.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910" table:style-name="ta1">
        <table:table-column table:style-name="co1" table:default-cell-style-name="ce2"/>
        <table:table-column table:style-name="co2" table:number-columns-repeated="19" table:default-cell-style-name="ce2"/>
        <table:table-column table:style-name="co3" table:number-columns-repeated="16364" table:default-cell-style-name="ce2"/>
        <table:table-row table:style-name="ro1">
          <table:table-cell office:value-type="string" table:style-name="ce1">
            <text:p>Department for Tranport statistics</text:p>
          </table:table-cell>
          <table:table-cell table:number-columns-repeated="19" table:style-name="ce2"/>
          <table:table-cell table:number-columns-repeated="16364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transport-statistics-great-britain">Transport Statistics Great Britain<text:s/></text:a></text:p>
          </table:table-cell>
          <table:table-cell table:number-columns-repeated="19" table:style-name="ce2"/>
          <table:table-cell table:number-columns-repeated="16364" table:style-name="ce3"/>
        </table:table-row>
        <table:table-row table:style-name="ro1">
          <table:table-cell table:style-name="ce5"/>
          <table:table-cell table:number-columns-repeated="19" table:style-name="ce2"/>
          <table:table-cell table:number-columns-repeated="16364" table:style-name="ce3"/>
        </table:table-row>
        <table:table-row table:style-name="ro1">
          <table:table-cell office:value-type="string" table:style-name="ce6">
            <text:p>Table TSGB0910</text:p>
          </table:table-cell>
          <table:table-cell table:number-columns-repeated="19" table:style-name="ce2"/>
          <table:table-cell table:number-columns-repeated="16364" table:style-name="ce3"/>
        </table:table-row>
        <table:table-row table:style-name="ro2">
          <table:table-cell office:value-type="string" table:style-name="ce6">
            <text:p>Road passenger service vehicle testing scheme (PSV tests<text:span text:style-name="T2">1</text:span>), Great Britain: 1999/00 to 2017/18</text:p>
          </table:table-cell>
          <table:table-cell table:number-columns-repeated="9" table:style-name="ce7"/>
          <table:table-cell table:number-columns-repeated="10" table:style-name="ce2"/>
          <table:table-cell table:number-columns-repeated="16364" table:style-name="ce3"/>
        </table:table-row>
        <table:table-row table:style-name="ro3">
          <table:table-cell table:number-columns-repeated="2" table:style-name="ce8"/>
          <table:table-cell table:number-columns-repeated="9" table:style-name="ce9"/>
          <table:table-cell table:number-columns-repeated="2" table:style-name="ce10"/>
          <table:table-cell table:number-columns-repeated="2" table:style-name="ce11"/>
          <table:table-cell table:style-name="ce10"/>
          <table:table-cell table:number-columns-repeated="3" table:style-name="ce12"/>
          <table:table-cell office:value-type="string" table:style-name="ce12">
            <text:p>Numbers/<text:span text:style-name="T3">percentage</text:span></text:p>
          </table:table-cell>
          <table:table-cell table:number-columns-repeated="16364" table:style-name="ce3"/>
        </table:table-row>
        <table:table-row table:style-name="ro4">
          <table:table-cell office:value-type="string" table:style-name="ce13">
            <text:p>Year</text:p>
          </table:table-cell>
          <table:table-cell office:value-type="string" table:style-name="ce14">
            <text:p>1999/00</text:p>
          </table:table-cell>
          <table:table-cell office:value-type="string" table:style-name="ce14">
            <text:p>2000/01</text:p>
          </table:table-cell>
          <table:table-cell office:value-type="string" table:style-name="ce14">
            <text:p>2001/02<text:span text:style-name="T4">2</text:span></text:p>
          </table:table-cell>
          <table:table-cell office:value-type="string" table:style-name="ce14">
            <text:p>2002/03</text:p>
          </table:table-cell>
          <table:table-cell office:value-type="string" table:style-name="ce14">
            <text:p>2003/04</text:p>
          </table:table-cell>
          <table:table-cell office:value-type="string" table:style-name="ce14">
            <text:p>2004/05</text:p>
          </table:table-cell>
          <table:table-cell office:value-type="string" table:style-name="ce14">
            <text:p>2005/06</text:p>
          </table:table-cell>
          <table:table-cell office:value-type="string" table:style-name="ce14">
            <text:p>2006/07</text:p>
          </table:table-cell>
          <table:table-cell office:value-type="string" table:style-name="ce14">
            <text:p>2007/08</text:p>
          </table:table-cell>
          <table:table-cell office:value-type="string" table:style-name="ce15">
            <text:p>2008/09</text:p>
          </table:table-cell>
          <table:table-cell office:value-type="string" table:style-name="ce15">
            <text:p>2009/10</text:p>
          </table:table-cell>
          <table:table-cell office:value-type="string" table:style-name="ce15">
            <text:p>2010/11</text:p>
          </table:table-cell>
          <table:table-cell office:value-type="string" table:style-name="ce15">
            <text:p>2011/12</text:p>
          </table:table-cell>
          <table:table-cell office:value-type="string" table:style-name="ce15">
            <text:p>2012/13</text:p>
          </table:table-cell>
          <table:table-cell office:value-type="string" table:style-name="ce15">
            <text:p>2013/14</text:p>
          </table:table-cell>
          <table:table-cell office:value-type="string" table:style-name="ce15">
            <text:p>2014/15</text:p>
          </table:table-cell>
          <table:table-cell office:value-type="string" table:style-name="ce15">
            <text:p>2015/16</text:p>
          </table:table-cell>
          <table:table-cell office:value-type="string" table:style-name="ce15">
            <text:p>2016/17</text:p>
          </table:table-cell>
          <table:table-cell office:value-type="string" table:style-name="ce15">
            <text:p>2017/18</text:p>
          </table:table-cell>
          <table:table-cell table:number-columns-repeated="16364" table:style-name="ce3"/>
        </table:table-row>
        <table:table-row table:style-name="ro5">
          <table:table-cell office:value-type="string" table:style-name="ce16">
            <text:p>First tests:</text:p>
          </table:table-cell>
          <table:table-cell table:number-columns-repeated="2" table:style-name="ce10"/>
          <table:table-cell table:style-name="ce17"/>
          <table:table-cell table:number-columns-repeated="13" table:style-name="ce10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string" table:style-name="ce16">
            <text:p><text:s text:c="3"/>Passed</text:p>
          </table:table-cell>
          <table:table-cell office:value-type="float" office:value="67219" table:style-name="ce18">
            <text:p>67,219<text:s/></text:p>
          </table:table-cell>
          <table:table-cell office:value-type="float" office:value="67016" table:style-name="ce18">
            <text:p>67,016<text:s/></text:p>
          </table:table-cell>
          <table:table-cell office:value-type="float" office:value="65899" table:style-name="ce19">
            <text:p>65,899<text:s/></text:p>
          </table:table-cell>
          <table:table-cell office:value-type="float" office:value="65458" table:style-name="ce18">
            <text:p>65,458<text:s/></text:p>
          </table:table-cell>
          <table:table-cell office:value-type="float" office:value="67528" table:style-name="ce18">
            <text:p>67,528<text:s/></text:p>
          </table:table-cell>
          <table:table-cell office:value-type="float" office:value="67425" table:style-name="ce18">
            <text:p>67,425<text:s/></text:p>
          </table:table-cell>
          <table:table-cell office:value-type="float" office:value="69270" table:style-name="ce18">
            <text:p>69,270<text:s/></text:p>
          </table:table-cell>
          <table:table-cell office:value-type="float" office:value="69447" table:style-name="ce18">
            <text:p>69,447<text:s/></text:p>
          </table:table-cell>
          <table:table-cell office:value-type="float" office:value="70777" table:style-name="ce18">
            <text:p>70,777<text:s/></text:p>
          </table:table-cell>
          <table:table-cell office:value-type="float" office:value="73003" table:style-name="ce18">
            <text:p>73,003<text:s/></text:p>
          </table:table-cell>
          <table:table-cell office:value-type="float" office:value="73864" table:style-name="ce18">
            <text:p>73,864<text:s/></text:p>
          </table:table-cell>
          <table:table-cell office:value-type="float" office:value="74108.533200000005" table:style-name="ce18">
            <text:p>74,109<text:s/></text:p>
          </table:table-cell>
          <table:table-cell office:value-type="float" office:value="72894" table:style-name="ce18">
            <text:p>72,894<text:s/></text:p>
          </table:table-cell>
          <table:table-cell office:value-type="float" office:value="71020" table:formula="of:=+[.O11]-[.O10]" table:style-name="ce18">
            <text:p>71,020<text:s/></text:p>
          </table:table-cell>
          <table:table-cell office:value-type="float" office:value="72358" table:style-name="ce18">
            <text:p>72,358<text:s/></text:p>
          </table:table-cell>
          <table:table-cell office:value-type="float" office:value="72130" table:style-name="ce18">
            <text:p>72,130<text:s/></text:p>
          </table:table-cell>
          <table:table-cell office:value-type="float" office:value="72931.465200000006" table:style-name="ce18">
            <text:p>72,931<text:s/></text:p>
          </table:table-cell>
          <table:table-cell office:value-type="float" office:value="73339" table:style-name="ce18">
            <text:p>73,339<text:s/></text:p>
          </table:table-cell>
          <table:table-cell office:value-type="float" office:value="68988.255300000004" table:formula="of:=+[.T11]-[.T10]" table:style-name="ce18">
            <text:p>68,988<text:s/></text:p>
          </table:table-cell>
          <table:table-cell table:number-columns-repeated="16364" table:style-name="ce3"/>
        </table:table-row>
        <table:table-row table:style-name="ro6">
          <table:table-cell office:value-type="string" table:style-name="ce16">
            <text:p><text:s text:c="3"/>Failed</text:p>
          </table:table-cell>
          <table:table-cell office:value-type="float" office:value="11216" table:style-name="ce18">
            <text:p>11,216<text:s/></text:p>
          </table:table-cell>
          <table:table-cell office:value-type="float" office:value="11583" table:style-name="ce18">
            <text:p>11,583<text:s/></text:p>
          </table:table-cell>
          <table:table-cell office:value-type="float" office:value="14290" table:style-name="ce19">
            <text:p>14,290<text:s/></text:p>
          </table:table-cell>
          <table:table-cell office:value-type="float" office:value="14515" table:style-name="ce18">
            <text:p>14,515<text:s/></text:p>
          </table:table-cell>
          <table:table-cell office:value-type="float" office:value="13832" table:style-name="ce18">
            <text:p>13,832<text:s/></text:p>
          </table:table-cell>
          <table:table-cell office:value-type="float" office:value="13045" table:style-name="ce18">
            <text:p>13,045<text:s/></text:p>
          </table:table-cell>
          <table:table-cell office:value-type="float" office:value="12086" table:style-name="ce18">
            <text:p>12,086<text:s/></text:p>
          </table:table-cell>
          <table:table-cell office:value-type="float" office:value="12237" table:style-name="ce18">
            <text:p>12,237<text:s/></text:p>
          </table:table-cell>
          <table:table-cell office:value-type="float" office:value="11046" table:style-name="ce18">
            <text:p>11,046<text:s/></text:p>
          </table:table-cell>
          <table:table-cell office:value-type="float" office:value="10725" table:style-name="ce18">
            <text:p>10,725<text:s/></text:p>
          </table:table-cell>
          <table:table-cell office:value-type="float" office:value="9204" table:style-name="ce18">
            <text:p>9,204<text:s/></text:p>
          </table:table-cell>
          <table:table-cell office:value-type="float" office:value="8805.4667999999983" table:style-name="ce18">
            <text:p>8,805<text:s/></text:p>
          </table:table-cell>
          <table:table-cell office:value-type="float" office:value="8534" table:style-name="ce18">
            <text:p>8,534<text:s/></text:p>
          </table:table-cell>
          <table:table-cell office:value-type="float" office:value="8076" table:style-name="ce18">
            <text:p>8,076<text:s/></text:p>
          </table:table-cell>
          <table:table-cell office:value-type="float" office:value="7649" table:style-name="ce18">
            <text:p>7,649<text:s/></text:p>
          </table:table-cell>
          <table:table-cell office:value-type="float" office:value="7291" table:style-name="ce18">
            <text:p>7,291<text:s/></text:p>
          </table:table-cell>
          <table:table-cell office:value-type="float" office:value="6566.5347999999994" table:style-name="ce18">
            <text:p>6,567<text:s/></text:p>
          </table:table-cell>
          <table:table-cell office:value-type="float" office:value="7035" table:style-name="ce18">
            <text:p>7,035<text:s/></text:p>
          </table:table-cell>
          <table:table-cell office:value-type="float" office:value="6088.7446999999993" table:formula="of:=(+[.T11]*[.T17])/100" table:style-name="ce18">
            <text:p>6,089<text:s/>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16">
            <text:p><text:s text:c="3"/>Total tested</text:p>
          </table:table-cell>
          <table:table-cell office:value-type="float" office:value="78435" table:style-name="ce18">
            <text:p>78,435<text:s/></text:p>
          </table:table-cell>
          <table:table-cell office:value-type="float" office:value="78599" table:style-name="ce18">
            <text:p>78,599<text:s/></text:p>
          </table:table-cell>
          <table:table-cell office:value-type="float" office:value="80189" table:style-name="ce19">
            <text:p>80,189<text:s/></text:p>
          </table:table-cell>
          <table:table-cell office:value-type="float" office:value="79973" table:style-name="ce18">
            <text:p>79,973<text:s/></text:p>
          </table:table-cell>
          <table:table-cell office:value-type="float" office:value="81360" table:style-name="ce18">
            <text:p>81,360<text:s/></text:p>
          </table:table-cell>
          <table:table-cell office:value-type="float" office:value="80470" table:style-name="ce18">
            <text:p>80,470<text:s/></text:p>
          </table:table-cell>
          <table:table-cell office:value-type="float" office:value="81356" table:style-name="ce18">
            <text:p>81,356<text:s/></text:p>
          </table:table-cell>
          <table:table-cell office:value-type="float" office:value="81684" table:style-name="ce18">
            <text:p>81,684<text:s/></text:p>
          </table:table-cell>
          <table:table-cell office:value-type="float" office:value="81823" table:style-name="ce18">
            <text:p>81,823<text:s/></text:p>
          </table:table-cell>
          <table:table-cell office:value-type="float" office:value="83728" table:style-name="ce18">
            <text:p>83,728<text:s/></text:p>
          </table:table-cell>
          <table:table-cell office:value-type="float" office:value="83068" table:style-name="ce18">
            <text:p>83,068<text:s/></text:p>
          </table:table-cell>
          <table:table-cell office:value-type="float" office:value="82914" table:style-name="ce18">
            <text:p>82,914<text:s/></text:p>
          </table:table-cell>
          <table:table-cell office:value-type="float" office:value="81428" table:formula="of:=+[.N10]+[.N9]" table:style-name="ce18">
            <text:p>81,428<text:s/></text:p>
          </table:table-cell>
          <table:table-cell office:value-type="float" office:value="79096" table:style-name="ce18">
            <text:p>79,096<text:s/></text:p>
          </table:table-cell>
          <table:table-cell office:value-type="float" office:value="80007" table:style-name="ce18">
            <text:p>80,007<text:s/></text:p>
          </table:table-cell>
          <table:table-cell office:value-type="float" office:value="79421" table:style-name="ce18">
            <text:p>79,421<text:s/></text:p>
          </table:table-cell>
          <table:table-cell office:value-type="float" office:value="79498" table:style-name="ce18">
            <text:p>79,498<text:s/></text:p>
          </table:table-cell>
          <table:table-cell office:value-type="float" office:value="80374" table:formula="of:=+[.S10]+[.S9]" table:style-name="ce18">
            <text:p>80,374<text:s/></text:p>
          </table:table-cell>
          <table:table-cell office:value-type="float" office:value="75077" table:style-name="ce18">
            <text:p>75,077<text:s/></text:p>
          </table:table-cell>
          <table:table-cell table:style-name="ce3"/>
          <table:table-cell table:style-name="ce20"/>
          <table:table-cell table:number-columns-repeated="16362" table:style-name="ce3"/>
        </table:table-row>
        <table:table-row table:style-name="ro7">
          <table:table-cell office:value-type="string" table:style-name="ce16">
            <text:p>Re-tests:</text:p>
          </table:table-cell>
          <table:table-cell table:number-columns-repeated="2" table:style-name="ce18"/>
          <table:table-cell table:style-name="ce19"/>
          <table:table-cell table:number-columns-repeated="16" table:style-name="ce18"/>
          <table:table-cell table:style-name="ce3"/>
          <table:table-cell table:style-name="ce20"/>
          <table:table-cell table:number-columns-repeated="16362" table:style-name="ce3"/>
        </table:table-row>
        <table:table-row table:style-name="ro6">
          <table:table-cell office:value-type="string" table:style-name="ce16">
            <text:p><text:s text:c="3"/>Passed</text:p>
          </table:table-cell>
          <table:table-cell office:value-type="float" office:value="10417" table:style-name="ce18">
            <text:p>10,417<text:s/></text:p>
          </table:table-cell>
          <table:table-cell office:value-type="float" office:value="10533" table:style-name="ce18">
            <text:p>10,533<text:s/></text:p>
          </table:table-cell>
          <table:table-cell office:value-type="float" office:value="13207" table:style-name="ce19">
            <text:p>13,207<text:s/></text:p>
          </table:table-cell>
          <table:table-cell office:value-type="float" office:value="13731" table:style-name="ce18">
            <text:p>13,731<text:s/></text:p>
          </table:table-cell>
          <table:table-cell office:value-type="float" office:value="13067" table:style-name="ce18">
            <text:p>13,067<text:s/></text:p>
          </table:table-cell>
          <table:table-cell office:value-type="float" office:value="11608" table:style-name="ce18">
            <text:p>11,608<text:s/></text:p>
          </table:table-cell>
          <table:table-cell office:value-type="float" office:value="10148" table:style-name="ce18">
            <text:p>10,148<text:s/></text:p>
          </table:table-cell>
          <table:table-cell office:value-type="float" office:value="10043" table:style-name="ce18">
            <text:p>10,043<text:s/></text:p>
          </table:table-cell>
          <table:table-cell office:value-type="float" office:value="11072" table:style-name="ce18">
            <text:p>11,072<text:s/></text:p>
          </table:table-cell>
          <table:table-cell office:value-type="float" office:value="10874" table:style-name="ce18">
            <text:p>10,874<text:s/></text:p>
          </table:table-cell>
          <table:table-cell office:value-type="float" office:value="9259" table:style-name="ce18">
            <text:p>9,259<text:s/></text:p>
          </table:table-cell>
          <table:table-cell office:value-type="float" office:value="8732.4400999999998" table:style-name="ce18">
            <text:p>8,732<text:s/></text:p>
          </table:table-cell>
          <table:table-cell office:value-type="float" office:value="8305" table:style-name="ce18">
            <text:p>8,305<text:s/></text:p>
          </table:table-cell>
          <table:table-cell office:value-type="float" office:value="7600" table:formula="of:=+[.O15]-[.O14]" table:style-name="ce18">
            <text:p>7,600<text:s/></text:p>
          </table:table-cell>
          <table:table-cell office:value-type="float" office:value="7191" table:style-name="ce18">
            <text:p>7,191<text:s/></text:p>
          </table:table-cell>
          <table:table-cell office:value-type="float" office:value="6850" table:style-name="ce18">
            <text:p>6,850<text:s/></text:p>
          </table:table-cell>
          <table:table-cell office:value-type="float" office:value="6201.0619999999999" table:style-name="ce18">
            <text:p>6,201<text:s/></text:p>
          </table:table-cell>
          <table:table-cell office:value-type="float" office:value="6385" table:style-name="ce18">
            <text:p>6,385<text:s/></text:p>
          </table:table-cell>
          <table:table-cell office:value-type="float" office:value="5740.7160000000003" table:formula="of:=+[.T15]-[.T14]" table:style-name="ce18">
            <text:p>5,741<text:s/>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16">
            <text:p><text:s text:c="3"/>Failed</text:p>
          </table:table-cell>
          <table:table-cell office:value-type="float" office:value="980" table:style-name="ce18">
            <text:p>980<text:s/></text:p>
          </table:table-cell>
          <table:table-cell office:value-type="float" office:value="1053" table:style-name="ce18">
            <text:p>1,053<text:s/></text:p>
          </table:table-cell>
          <table:table-cell office:value-type="float" office:value="1265" table:style-name="ce19">
            <text:p>1,265<text:s/></text:p>
          </table:table-cell>
          <table:table-cell office:value-type="float" office:value="1318" table:style-name="ce18">
            <text:p>1,318<text:s/></text:p>
          </table:table-cell>
          <table:table-cell office:value-type="float" office:value="1197" table:style-name="ce18">
            <text:p>1,197<text:s/></text:p>
          </table:table-cell>
          <table:table-cell office:value-type="float" office:value="1076" table:style-name="ce18">
            <text:p>1,076<text:s/></text:p>
          </table:table-cell>
          <table:table-cell office:value-type="float" office:value="847" table:style-name="ce18">
            <text:p>847<text:s/></text:p>
          </table:table-cell>
          <table:table-cell office:value-type="float" office:value="880" table:style-name="ce18">
            <text:p>880<text:s/></text:p>
          </table:table-cell>
          <table:table-cell office:value-type="float" office:value="889" table:style-name="ce18">
            <text:p>889<text:s/></text:p>
          </table:table-cell>
          <table:table-cell office:value-type="float" office:value="851" table:style-name="ce18">
            <text:p>851<text:s/></text:p>
          </table:table-cell>
          <table:table-cell office:value-type="float" office:value="652" table:style-name="ce18">
            <text:p>652<text:s/></text:p>
          </table:table-cell>
          <table:table-cell office:value-type="float" office:value="544.55989999999997" table:style-name="ce18">
            <text:p>545<text:s/></text:p>
          </table:table-cell>
          <table:table-cell office:value-type="float" office:value="532" table:style-name="ce18">
            <text:p>532<text:s/></text:p>
          </table:table-cell>
          <table:table-cell office:value-type="float" office:value="480" table:style-name="ce18">
            <text:p>480<text:s/></text:p>
          </table:table-cell>
          <table:table-cell office:value-type="float" office:value="431" table:style-name="ce18">
            <text:p>431<text:s/></text:p>
          </table:table-cell>
          <table:table-cell office:value-type="float" office:value="431" table:style-name="ce18">
            <text:p>431<text:s/></text:p>
          </table:table-cell>
          <table:table-cell office:value-type="float" office:value="322.93800000000005" table:style-name="ce18">
            <text:p>323<text:s/></text:p>
          </table:table-cell>
          <table:table-cell office:value-type="float" office:value="305" table:style-name="ce18">
            <text:p>305<text:s/></text:p>
          </table:table-cell>
          <table:table-cell office:value-type="float" office:value="274.28399999999999" table:formula="of:=(+[.T15]*[.T18])/100" table:style-name="ce18">
            <text:p>274<text:s/></text:p>
          </table:table-cell>
          <table:table-cell table:number-columns-repeated="16364" table:style-name="ce3"/>
        </table:table-row>
        <table:table-row table:style-name="ro7">
          <table:table-cell office:value-type="string" table:style-name="ce16">
            <text:p><text:s text:c="3"/>Total tested</text:p>
          </table:table-cell>
          <table:table-cell office:value-type="float" office:value="11397" table:style-name="ce18">
            <text:p>11,397<text:s/></text:p>
          </table:table-cell>
          <table:table-cell office:value-type="float" office:value="11586" table:style-name="ce18">
            <text:p>11,586<text:s/></text:p>
          </table:table-cell>
          <table:table-cell office:value-type="float" office:value="14472" table:style-name="ce19">
            <text:p>14,472<text:s/></text:p>
          </table:table-cell>
          <table:table-cell office:value-type="float" office:value="15049" table:style-name="ce18">
            <text:p>15,049<text:s/></text:p>
          </table:table-cell>
          <table:table-cell office:value-type="float" office:value="14264" table:style-name="ce18">
            <text:p>14,264<text:s/></text:p>
          </table:table-cell>
          <table:table-cell office:value-type="float" office:value="12684" table:style-name="ce18">
            <text:p>12,684<text:s/></text:p>
          </table:table-cell>
          <table:table-cell office:value-type="float" office:value="10995" table:style-name="ce18">
            <text:p>10,995<text:s/></text:p>
          </table:table-cell>
          <table:table-cell office:value-type="float" office:value="10923" table:style-name="ce18">
            <text:p>10,923<text:s/></text:p>
          </table:table-cell>
          <table:table-cell office:value-type="float" office:value="11961" table:style-name="ce18">
            <text:p>11,961<text:s/></text:p>
          </table:table-cell>
          <table:table-cell office:value-type="float" office:value="11725" table:style-name="ce18">
            <text:p>11,725<text:s/></text:p>
          </table:table-cell>
          <table:table-cell office:value-type="float" office:value="9911" table:style-name="ce18">
            <text:p>9,911<text:s/></text:p>
          </table:table-cell>
          <table:table-cell office:value-type="float" office:value="9277" table:style-name="ce18">
            <text:p>9,277<text:s/></text:p>
          </table:table-cell>
          <table:table-cell office:value-type="float" office:value="8837" table:formula="of:=+[.N14]+[.N13]" table:style-name="ce18">
            <text:p>8,837<text:s/></text:p>
          </table:table-cell>
          <table:table-cell office:value-type="float" office:value="8080" table:style-name="ce18">
            <text:p>8,080<text:s/></text:p>
          </table:table-cell>
          <table:table-cell office:value-type="float" office:value="7622" table:style-name="ce18">
            <text:p>7,622<text:s/></text:p>
          </table:table-cell>
          <table:table-cell office:value-type="float" office:value="7281" table:style-name="ce18">
            <text:p>7,281<text:s/></text:p>
          </table:table-cell>
          <table:table-cell office:value-type="float" office:value="6524" table:style-name="ce18">
            <text:p>6,524<text:s/></text:p>
          </table:table-cell>
          <table:table-cell office:value-type="float" office:value="6690" table:formula="of:=+[.S14]+[.S13]" table:style-name="ce18">
            <text:p>6,690<text:s/></text:p>
          </table:table-cell>
          <table:table-cell office:value-type="float" office:value="6015" table:style-name="ce18">
            <text:p>6,015<text:s/></text:p>
          </table:table-cell>
          <table:table-cell table:number-columns-repeated="16364" table:style-name="ce3"/>
        </table:table-row>
        <table:table-row table:style-name="ro7">
          <table:table-cell office:value-type="string" table:style-name="ce16">
            <text:p>Percentage failed:</text:p>
          </table:table-cell>
          <table:table-cell table:number-columns-repeated="2" table:style-name="ce10"/>
          <table:table-cell table:style-name="ce21"/>
          <table:table-cell table:number-columns-repeated="7" table:style-name="ce22"/>
          <table:table-cell table:number-columns-repeated="9" table:style-name="ce10"/>
          <table:table-cell table:number-columns-repeated="16364" table:style-name="ce3"/>
        </table:table-row>
        <table:table-row table:style-name="ro6">
          <table:table-cell office:value-type="string" table:style-name="ce16">
            <text:p><text:s text:c="3"/>First test</text:p>
          </table:table-cell>
          <table:table-cell office:value-type="float" office:value="14.3" table:style-name="ce23">
            <text:p>14.3</text:p>
          </table:table-cell>
          <table:table-cell office:value-type="float" office:value="14.74" table:style-name="ce23">
            <text:p>14.7</text:p>
          </table:table-cell>
          <table:table-cell office:value-type="float" office:value="17.8" table:style-name="ce24">
            <text:p>17.8</text:p>
          </table:table-cell>
          <table:table-cell office:value-type="float" office:value="18.100000000000001" table:style-name="ce23">
            <text:p>18.1</text:p>
          </table:table-cell>
          <table:table-cell office:value-type="float" office:value="17" table:style-name="ce23">
            <text:p>17.0</text:p>
          </table:table-cell>
          <table:table-cell office:value-type="float" office:value="16.211010314402881" table:style-name="ce23">
            <text:p>16.2</text:p>
          </table:table-cell>
          <table:table-cell office:value-type="float" office:value="14.86" table:style-name="ce23">
            <text:p>14.9</text:p>
          </table:table-cell>
          <table:table-cell office:value-type="float" office:value="15" table:style-name="ce23">
            <text:p>15.0</text:p>
          </table:table-cell>
          <table:table-cell office:value-type="float" office:value="13.5" table:style-name="ce25">
            <text:p>13.5</text:p>
          </table:table-cell>
          <table:table-cell office:value-type="float" office:value="12.8" table:style-name="ce25">
            <text:p>12.8</text:p>
          </table:table-cell>
          <table:table-cell office:value-type="float" office:value="11.1" table:style-name="ce26">
            <text:p>11.1</text:p>
          </table:table-cell>
          <table:table-cell office:value-type="float" office:value="10.62" table:style-name="ce23">
            <text:p>10.6</text:p>
          </table:table-cell>
          <table:table-cell office:value-type="float" office:value="10.48" table:style-name="ce23">
            <text:p>10.5</text:p>
          </table:table-cell>
          <table:table-cell office:value-type="float" office:value="10.210000000000001" table:style-name="ce23">
            <text:p>10.2</text:p>
          </table:table-cell>
          <table:table-cell office:value-type="float" office:value="9.6" table:style-name="ce23">
            <text:p>9.6</text:p>
          </table:table-cell>
          <table:table-cell office:value-type="float" office:value="9.18" table:style-name="ce23">
            <text:p>9.2</text:p>
          </table:table-cell>
          <table:table-cell office:value-type="float" office:value="8.26" table:style-name="ce23">
            <text:p>8.3</text:p>
          </table:table-cell>
          <table:table-cell office:value-type="float" office:value="8.8000000000000007" table:style-name="ce23">
            <text:p>8.8</text:p>
          </table:table-cell>
          <table:table-cell office:value-type="float" office:value="8.11" table:style-name="ce23">
            <text:p>8.1</text:p>
          </table:table-cell>
          <table:table-cell table:number-columns-repeated="16364" table:style-name="ce3"/>
        </table:table-row>
        <table:table-row table:style-name="ro6">
          <table:table-cell office:value-type="string" table:style-name="ce16">
            <text:p><text:s text:c="3"/>Re-tests</text:p>
          </table:table-cell>
          <table:table-cell office:value-type="float" office:value="8.6" table:style-name="ce23">
            <text:p>8.6</text:p>
          </table:table-cell>
          <table:table-cell office:value-type="float" office:value="9.1" table:style-name="ce23">
            <text:p>9.1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8.8000000000000007" table:style-name="ce23">
            <text:p>8.8</text:p>
          </table:table-cell>
          <table:table-cell office:value-type="float" office:value="8.4" table:style-name="ce23">
            <text:p>8.4</text:p>
          </table:table-cell>
          <table:table-cell office:value-type="float" office:value="8.4831283506780188" table:style-name="ce23">
            <text:p>8.5</text:p>
          </table:table-cell>
          <table:table-cell office:value-type="float" office:value="7.7" table:style-name="ce23">
            <text:p>7.7</text:p>
          </table:table-cell>
          <table:table-cell office:value-type="float" office:value="8.1" table:style-name="ce23">
            <text:p>8.1</text:p>
          </table:table-cell>
          <table:table-cell office:value-type="float" office:value="7.4" table:style-name="ce25">
            <text:p>7.4</text:p>
          </table:table-cell>
          <table:table-cell office:value-type="float" office:value="7.26" table:style-name="ce25">
            <text:p>7.3</text:p>
          </table:table-cell>
          <table:table-cell office:value-type="float" office:value="6.6" table:style-name="ce26">
            <text:p>6.6</text:p>
          </table:table-cell>
          <table:table-cell office:value-type="float" office:value="5.87" table:style-name="ce23">
            <text:p>5.9</text:p>
          </table:table-cell>
          <table:table-cell office:value-type="float" office:value="6.02" table:style-name="ce23">
            <text:p>6.0</text:p>
          </table:table-cell>
          <table:table-cell office:value-type="float" office:value="5.94" table:style-name="ce23">
            <text:p>5.9</text:p>
          </table:table-cell>
          <table:table-cell office:value-type="float" office:value="5.7" table:style-name="ce23">
            <text:p>5.7</text:p>
          </table:table-cell>
          <table:table-cell office:value-type="float" office:value="5.92" table:style-name="ce23">
            <text:p>5.9</text:p>
          </table:table-cell>
          <table:table-cell office:value-type="float" office:value="4.95" table:style-name="ce23">
            <text:p>5.0</text:p>
          </table:table-cell>
          <table:table-cell office:value-type="float" office:value="4.5999999999999996" table:style-name="ce23">
            <text:p>4.6</text:p>
          </table:table-cell>
          <table:table-cell office:value-type="float" office:value="4.5599999999999996" table:style-name="ce23">
            <text:p>4.6</text:p>
          </table:table-cell>
          <table:table-cell table:number-columns-repeated="16364" table:style-name="ce3"/>
        </table:table-row>
        <table:table-row table:style-name="ro8">
          <table:table-cell office:value-type="string" table:style-name="ce27">
            <text:p><text:s text:c="3"/>All tests</text:p>
          </table:table-cell>
          <table:table-cell office:value-type="float" office:value="13.6" table:style-name="ce28">
            <text:p>13.6</text:p>
          </table:table-cell>
          <table:table-cell office:value-type="float" office:value="13.97" table:style-name="ce28">
            <text:p>13.97</text:p>
          </table:table-cell>
          <table:table-cell office:value-type="float" office:value="16.399999999999999" table:style-name="ce29">
            <text:p>16.4</text:p>
          </table:table-cell>
          <table:table-cell office:value-type="float" office:value="16.7" table:style-name="ce28">
            <text:p>16.7</text:p>
          </table:table-cell>
          <table:table-cell office:value-type="float" office:value="15.7" table:style-name="ce28">
            <text:p>15.7</text:p>
          </table:table-cell>
          <table:table-cell office:value-type="float" office:value="15.2" table:style-name="ce28">
            <text:p>15.2</text:p>
          </table:table-cell>
          <table:table-cell office:value-type="float" office:value="14" table:style-name="ce28">
            <text:p>14</text:p>
          </table:table-cell>
          <table:table-cell office:value-type="float" office:value="14.164199999999999" table:style-name="ce30">
            <text:p>14.2</text:p>
          </table:table-cell>
          <table:table-cell office:value-type="float" office:value="12.72" table:style-name="ce28">
            <text:p>12.72</text:p>
          </table:table-cell>
          <table:table-cell office:value-type="float" office:value="12.1" table:style-name="ce28">
            <text:p>12.1</text:p>
          </table:table-cell>
          <table:table-cell office:value-type="float" office:value="10.6" table:style-name="ce28">
            <text:p>10.6</text:p>
          </table:table-cell>
          <table:table-cell office:value-type="float" office:value="10.141999999999999" table:style-name="ce30">
            <text:p>10.1</text:p>
          </table:table-cell>
          <table:table-cell office:value-type="float" office:value="10.039999999999999" table:style-name="ce30">
            <text:p>10.0</text:p>
          </table:table-cell>
          <table:table-cell office:value-type="float" office:value="9.8140000000000001" table:style-name="ce30">
            <text:p>9.8</text:p>
          </table:table-cell>
          <table:table-cell office:value-type="float" office:value="9.1999999999999993" table:style-name="ce30">
            <text:p>9.2</text:p>
          </table:table-cell>
          <table:table-cell office:value-type="float" office:value="8.91" table:style-name="ce30">
            <text:p>8.9</text:p>
          </table:table-cell>
          <table:table-cell office:value-type="float" office:value="8" table:style-name="ce30">
            <text:p>8.0</text:p>
          </table:table-cell>
          <table:table-cell office:value-type="float" office:value="8.4" table:style-name="ce30">
            <text:p>8.4</text:p>
          </table:table-cell>
          <table:table-cell office:value-type="float" office:value="7.846679" table:style-name="ce30">
            <text:p>7.8</text:p>
          </table:table-cell>
          <table:table-cell table:number-columns-repeated="16364" table:style-name="ce3"/>
        </table:table-row>
        <table:table-row table:style-name="ro9">
          <table:table-cell table:style-name="ce16"/>
          <table:table-cell table:number-columns-repeated="7" table:style-name="ce26"/>
          <table:table-cell table:style-name="ce23"/>
          <table:table-cell table:number-columns-repeated="3" table:style-name="ce26"/>
          <table:table-cell table:number-columns-repeated="8" table:style-name="ce23"/>
          <table:table-cell table:number-columns-repeated="16364" table:style-name="ce3"/>
        </table:table-row>
        <table:table-row table:style-name="ro10">
          <table:table-cell office:value-type="string" table:style-name="ce10">
            <text:p>1. EEC Directive 77/143 stipulated that all class VI (Public Service Vehicles) in use for more than one year must by 1 January 1983 have undergone<text:s/></text:p>
          </table:table-cell>
          <table:table-cell table:number-columns-repeated="15" table:style-name="ce10"/>
          <table:table-cell table:style-name="ce3"/>
          <table:table-cell table:style-name="ce2"/>
          <table:table-cell table:style-name="ce3"/>
          <table:table-cell office:value-type="string" table:style-name="ce12">
            <text:p>Source: DVSA</text:p>
          </table:table-cell>
          <table:table-cell table:number-columns-repeated="16364" table:style-name="ce3"/>
        </table:table-row>
        <table:table-row table:style-name="ro10">
          <table:table-cell office:value-type="string" table:style-name="ce10">
            <text:p><text:s text:c="3"/>a road-worthiness examination and be subject to an annual inspection thereafter. To meet this deadline, statutory testing of class VI vehicles<text:s/></text:p>
          </table:table-cell>
          <table:table-cell table:number-columns-repeated="15" table:style-name="ce10"/>
          <table:table-cell table:style-name="ce3"/>
          <table:table-cell table:style-name="ce2"/>
          <table:table-cell table:style-name="ce3"/>
          <table:table-cell office:value-type="string" table:style-name="ce12">
            <text:p>Last updated: 1 October 2018</text:p>
          </table:table-cell>
          <table:table-cell table:number-columns-repeated="16364" table:style-name="ce3"/>
        </table:table-row>
        <table:table-row table:style-name="ro10">
          <table:table-cell office:value-type="string" table:style-name="ce10">
            <text:p><text:s text:c="3"/>commenced on 1 January 1982.</text:p>
          </table:table-cell>
          <table:table-cell table:number-columns-repeated="15" table:style-name="ce10"/>
          <table:table-cell table:style-name="ce3"/>
          <table:table-cell table:style-name="ce2"/>
          <table:table-cell table:style-name="ce3"/>
          <table:table-cell office:value-type="string" table:style-name="ce12">
            <text:p>Next update: September 2019</text:p>
          </table:table-cell>
          <table:table-cell table:number-columns-repeated="16364" table:style-name="ce3"/>
        </table:table-row>
        <table:table-row table:style-name="ro10">
          <table:table-cell office:value-type="string" table:style-name="ce10">
            <text:p>2. Due to revisions of testing policy, from 2001/02 onwards fewer defects are now allowed to be rectified at the testing station, resulting in a<text:s/></text:p>
          </table:table-cell>
          <table:table-cell table:number-columns-repeated="15" table:style-name="ce10"/>
          <table:table-cell table:style-name="ce3"/>
          <table:table-cell table:style-name="ce2"/>
          <table:table-cell table:style-name="ce3"/>
          <table:table-cell office:value-type="string" table:style-name="ce12">
            <text:p>Telephone: 01792 454296</text:p>
          </table:table-cell>
          <table:table-cell table:number-columns-repeated="16364" table:style-name="ce3"/>
        </table:table-row>
        <table:table-row table:style-name="ro10">
          <table:table-cell office:value-type="string" table:style-name="ce10">
            <text:p><text:s text:c="3"/>decrease in passes, an increase in failures and an increase in re-tests.</text:p>
          </table:table-cell>
          <table:table-cell table:style-name="ce10"/>
          <table:table-cell table:number-columns-repeated="2" table:style-name="ce31"/>
          <table:table-cell table:number-columns-repeated="5" table:style-name="ce10"/>
          <table:table-cell table:style-name="ce12"/>
          <table:table-cell table:style-name="ce32"/>
          <table:table-cell table:number-columns-repeated="2" table:style-name="ce33"/>
          <table:table-cell table:number-columns-repeated="3" table:style-name="ce10"/>
          <table:table-cell table:style-name="ce3"/>
          <table:table-cell table:style-name="ce2"/>
          <table:table-cell table:style-name="ce3"/>
          <table:table-cell office:value-type="string" table:style-name="ce12">
            <text:p>Email: vehicles.stats@dft.gov.uk</text:p>
          </table:table-cell>
          <table:table-cell table:number-columns-repeated="16364" table:style-name="ce3"/>
        </table:table-row>
        <table:table-row table:style-name="ro10">
          <table:table-cell table:style-name="ce3"/>
          <table:table-cell table:style-name="ce10"/>
          <table:table-cell table:number-columns-repeated="2" table:style-name="ce31"/>
          <table:table-cell table:number-columns-repeated="5" table:style-name="ce10"/>
          <table:table-cell table:number-columns-repeated="2" table:style-name="ce12"/>
          <table:table-cell table:number-columns-repeated="2" table:style-name="ce34"/>
          <table:table-cell table:number-columns-repeated="3" table:style-name="ce10"/>
          <table:table-cell table:style-name="ce3"/>
          <table:table-cell table:style-name="ce2"/>
          <table:table-cell table:style-name="ce3"/>
          <table:table-cell office:value-type="string" table:style-name="ce12">
            <text:p>This table is outside the scope of National Statistics</text:p>
          </table:table-cell>
          <table:table-cell table:number-columns-repeated="16364" table:style-name="ce3"/>
        </table:table-row>
        <table:table-row table:style-name="ro5">
          <table:table-cell table:number-columns-repeated="10" table:style-name="ce10"/>
          <table:table-cell table:style-name="ce12"/>
          <table:table-cell table:number-columns-repeated="2" table:style-name="ce35"/>
          <table:table-cell table:number-columns-repeated="3" table:style-name="ce10"/>
          <table:table-cell table:style-name="ce36"/>
          <table:table-cell table:number-columns-repeated="3" table:style-name="ce2"/>
          <table:table-cell table:number-columns-repeated="16364" table:style-name="ce3"/>
        </table:table-row>
        <table:table-row table:style-name="ro11">
          <table:table-cell table:style-name="ce37"/>
          <table:table-cell table:style-name="ce38"/>
          <table:table-cell table:number-columns-repeated="2" table:style-name="ce39"/>
          <table:table-cell table:style-name="ce40"/>
          <table:table-cell table:number-columns-repeated="6" table:style-name="ce38"/>
          <table:table-cell table:number-columns-repeated="2" table:style-name="ce10"/>
          <table:table-cell table:number-columns-repeated="3" table:style-name="ce41"/>
          <table:table-cell table:number-columns-repeated="4" table:style-name="ce2"/>
          <table:table-cell table:number-columns-repeated="16364" table:style-name="ce3"/>
        </table:table-row>
        <table:table-row table:style-name="ro11">
          <table:table-cell table:style-name="ce10"/>
          <table:table-cell table:style-name="ce38"/>
          <table:table-cell table:number-columns-repeated="2" table:style-name="ce39"/>
          <table:table-cell table:style-name="ce40"/>
          <table:table-cell table:number-columns-repeated="6" table:style-name="ce38"/>
          <table:table-cell table:number-columns-repeated="2" table:style-name="ce10"/>
          <table:table-cell table:number-columns-repeated="3" table:style-name="ce36"/>
          <table:table-cell table:number-columns-repeated="4" table:style-name="ce2"/>
          <table:table-cell table:number-columns-repeated="16364" table:style-name="ce3"/>
        </table:table-row>
        <table:table-row table:style-name="ro5">
          <table:table-cell table:style-name="ce10"/>
          <table:table-cell table:style-name="ce38"/>
          <table:table-cell table:number-columns-repeated="2" table:style-name="ce39"/>
          <table:table-cell table:style-name="ce40"/>
          <table:table-cell table:number-columns-repeated="6" table:style-name="ce38"/>
          <table:table-cell table:number-columns-repeated="2" table:style-name="ce10"/>
          <table:table-cell table:number-columns-repeated="3" table:style-name="ce36"/>
          <table:table-cell table:number-columns-repeated="4" table:style-name="ce2"/>
          <table:table-cell table:number-columns-repeated="16364" table:style-name="ce3"/>
        </table:table-row>
        <table:table-row table:style-name="ro5">
          <table:table-cell table:number-columns-repeated="2" table:style-name="ce38"/>
          <table:table-cell table:number-columns-repeated="4" table:style-name="ce40"/>
          <table:table-cell table:number-columns-repeated="7" table:style-name="ce38"/>
          <table:table-cell table:number-columns-repeated="7" table:style-name="ce2"/>
          <table:table-cell table:number-columns-repeated="16364" table:style-name="ce3"/>
        </table:table-row>
        <table:table-row table:style-name="ro5">
          <table:table-cell table:style-name="ce2"/>
          <table:table-cell table:style-name="ce42"/>
          <table:table-cell table:number-columns-repeated="3" table:style-name="ce38"/>
          <table:table-cell table:style-name="ce43"/>
          <table:table-cell table:number-columns-repeated="7" table:style-name="ce38"/>
          <table:table-cell table:number-columns-repeated="7" table:style-name="ce2"/>
          <table:table-cell table:number-columns-repeated="16364" table:style-name="ce3"/>
        </table:table-row>
        <table:table-row table:style-name="ro5">
          <table:table-cell table:number-columns-repeated="2" table:style-name="ce10"/>
          <table:table-cell table:number-columns-repeated="3" table:style-name="ce2"/>
          <table:table-cell table:number-columns-repeated="3" table:style-name="ce10"/>
          <table:table-cell table:style-name="ce2"/>
          <table:table-cell table:style-name="ce10"/>
          <table:table-cell table:number-columns-repeated="10" table:style-name="ce2"/>
          <table:table-cell table:number-columns-repeated="16364" table:style-name="ce3"/>
        </table:table-row>
        <table:table-row table:style-name="ro5">
          <table:table-cell table:style-name="ce44"/>
          <table:table-cell table:style-name="ce10"/>
          <table:table-cell table:number-columns-repeated="3" table:style-name="ce2"/>
          <table:table-cell table:number-columns-repeated="3" table:style-name="ce10"/>
          <table:table-cell table:style-name="ce2"/>
          <table:table-cell table:style-name="ce10"/>
          <table:table-cell table:number-columns-repeated="16374" table:style-name="ce3"/>
        </table:table-row>
        <table:table-row table:number-rows-repeated="3" table:style-name="ro5">
          <table:table-cell table:number-columns-repeated="2" table:style-name="ce10"/>
          <table:table-cell table:number-columns-repeated="7" table:style-name="ce2"/>
          <table:table-cell table:style-name="ce10"/>
          <table:table-cell table:number-columns-repeated="16374" table:style-name="ce3"/>
        </table:table-row>
        <table:table-row table:number-rows-repeated="4" table:style-name="ro5">
          <table:table-cell table:number-columns-repeated="2" table:style-name="ce10"/>
          <table:table-cell table:number-columns-repeated="7" table:style-name="ce2"/>
          <table:table-cell table:style-name="ce45"/>
          <table:table-cell table:number-columns-repeated="16374" table:style-name="ce3"/>
        </table:table-row>
        <table:table-row table:number-rows-repeated="7" table:style-name="ro5">
          <table:table-cell table:number-columns-repeated="2" table:style-name="ce10"/>
          <table:table-cell table:number-columns-repeated="8" table:style-name="ce2"/>
          <table:table-cell table:number-columns-repeated="16374" table:style-name="ce3"/>
        </table:table-row>
        <table:table-row table:number-rows-repeated="1048528" table:style-name="ro5">
          <table:table-cell table:number-columns-repeated="16384"/>
        </table:table-row>
        <table:named-expressions>
          <table:named-range table:name="Print_Area" table:cell-range-address="TSGB0910.$A$4:TSGB0910.$T$26" table:base-cell-address="TSGB0910.$A$1"/>
        </table:named-expressions>
      </table:table>
      <table:table table:name="'file:///D:/2005Publications/RoRo%20Q2_2005/Bulletin205draft.xls'#CommentarySA" table:style-name="ta2">
        <table:table-source xlink:href="file:///D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1a" table:style-name="ta2">
        <table:table-source xlink:href="file:///D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D:/2005Publications/RoRo%20Q2_2005/Bulletin205draft.xls'#TABLE1b" table:style-name="ta2">
        <table:table-source xlink:href="file:///D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" table:style-name="ta2">
        <table:table-source xlink:href="file:///D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" table:style-name="ta2">
        <table:table-source xlink:href="file:///D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" table:style-name="ta2">
        <table:table-source xlink:href="file:///D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a" table:style-name="ta2">
        <table:table-source xlink:href="file:///D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b" table:style-name="ta2">
        <table:table-source xlink:href="file:///D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AL" table:style-name="ta2">
        <table:table-source xlink:href="file:///D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D:/2005Publications/RoRo%20Q2_2005/Bulletin205draft.xls'#TABLE4a" table:style-name="ta2">
        <table:table-source xlink:href="file:///D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b" table:style-name="ta2">
        <table:table-source xlink:href="file:///D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5" table:style-name="ta2">
        <table:table-source xlink:href="file:///D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D:/2005Publications/RoRo%20Q2_2005/Bulletin205draft.xls'#Routes" table:style-name="ta2">
        <table:table-source xlink:href="file:///D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" table:style-name="ta2">
        <table:table-source xlink:href="file:///D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4" table:style-name="ta2">
        <table:table-source xlink:href="file:///D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4" table:style-name="ta2">
        <table:table-source xlink:href="file:///D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1" table:style-name="ta2">
        <table:table-source xlink:href="file:///D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1" table:style-name="ta2">
        <table:table-source xlink:href="file:///D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2" table:style-name="ta2">
        <table:table-source xlink:href="file:///D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2" table:style-name="ta2">
        <table:table-source xlink:href="file:///D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3" table:style-name="ta2">
        <table:table-source xlink:href="file:///D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3" table:style-name="ta2">
        <table:table-source xlink:href="file:///D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5" table:style-name="ta2">
        <table:table-source xlink:href="file:///D: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5" table:style-name="ta2">
        <table:table-source xlink:href="file:///D: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3" table:style-name="ta2">
        <table:table-source xlink:href="file:///D:/2008Publications/TSGB%202008/CHAPTER%208/web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4" table:style-name="ta2">
        <table:table-source xlink:href="file:///D:/2008Publications/TSGB%202008/CHAPTER%208/web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5" table:style-name="ta2">
        <table:table-source xlink:href="file:///D:/2008Publications/TSGB%202008/CHAPTER%208/web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6" table:style-name="ta2">
        <table:table-source xlink:href="file:///D:/2008Publications/TSGB%202008/CHAPTER%208/web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7" table:style-name="ta2">
        <table:table-source xlink:href="file:///D:/2008Publications/TSGB%202008/CHAPTER%208/web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8" table:style-name="ta2">
        <table:table-source xlink:href="file:///D:/2008Publications/TSGB%202008/CHAPTER%208/web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" table:style-name="ta2">
        <table:table-source xlink:href="file:///D:/2008Publications/TSGB%202008/CHAPTER%208/web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GB2000" table:style-name="ta2">
        <table:table-source xlink:href="file:///D:/2008Publications/TSGB%202008/CHAPTER%208/web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" table:style-name="ta2">
        <table:table-source xlink:href="file:///D:/2008Publications/TSGB%202008/CHAPTER%208/web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" table:style-name="ta2">
        <table:table-source xlink:href="file:///D:/2008Publications/TSGB%202008/CHAPTER%208/web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2" table:style-name="ta2">
        <table:table-source xlink:href="file:///D:/2008Publications/TSGB%202008/CHAPTER%208/web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a)-1998" table:style-name="ta2">
        <table:table-source xlink:href="file:///D:/2008Publications/TSGB%202008/CHAPTER%208/web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b)-1998" table:style-name="ta2">
        <table:table-source xlink:href="file:///D:/2008Publications/TSGB%202008/CHAPTER%208/web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4-16DATA" table:style-name="ta2">
        <table:table-source xlink:href="file:///D:/2008Publications/TSGB%202008/CHAPTER%208/web/80408%20final.xls" table:table-name="4-16DATA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string" office:string-value="0"/>
          <table:table-cell table:number-columns-repeated="16382"/>
        </table:table-row>
        <table:table-row table:number-rows-repeated="26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/D:/2008Publications/TSGB%202008/CHAPTER%208/web/80408%20final.xls'#TIS-INDEX" table:style-name="ta2">
        <table:table-source xlink:href="file:///D:/2008Publications/TSGB%202008/CHAPTER%208/web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/D:/2008Publications/TSGB%202008/CHAPTER%208/web/80408%20final.xls'#1999_Chart" table:style-name="ta2">
        <table:table-source xlink:href="file:///D:/2008Publications/TSGB%202008/CHAPTER%208/web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" table:style-name="ta2">
        <table:table-source xlink:href="file:///D:/2008Publications/TSGB%202008/CHAPTER%208/web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" table:style-name="ta2">
        <table:table-source xlink:href="file:///D:/2008Publications/TSGB%202008/CHAPTER%208/web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" table:style-name="ta2">
        <table:table-source xlink:href="file:///D:/2008Publications/TSGB%202008/CHAPTER%208/web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WDATA" table:style-name="ta2">
        <table:table-source xlink:href="file:///D:/2008Publications/TSGB%202008/CHAPTER%208/web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" table:style-name="ta2">
        <table:table-source xlink:href="file:///D:/2008Publications/TSGB%202008/CHAPTER%208/web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Grapher" table:style-name="ta2">
        <table:table-source xlink:href="file:///D:/2008Publications/TSGB%202008/CHAPTER%208/web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4" table:style-name="ta2">
        <table:table-source xlink:href="file:///D:/2008Publications/TSGB%202008/CHAPTER%208/web/80408%20final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4" table:style-name="ta2">
        <table:table-source xlink:href="file:///D:/2008Publications/TSGB%202008/CHAPTER%208/web/80408%20final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4" table:style-name="ta2">
        <table:table-source xlink:href="file:///D:/2008Publications/TSGB%202008/CHAPTER%208/web/80408%20final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4" table:style-name="ta2">
        <table:table-source xlink:href="file:///D:/2008Publications/TSGB%202008/CHAPTER%208/web/80408%20final.xls" table:table-name="8_4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4" table:style-name="ta2">
        <table:table-source xlink:href="file:///D:/2008Publications/TSGB%202008/CHAPTER%208/web/80408%20final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1" table:style-name="ta2">
        <table:table-source xlink:href="file:///D:/2008Publications/TSGB%202008/CHAPTER%208/web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1" table:style-name="ta2">
        <table:table-source xlink:href="file:///D:/2008Publications/TSGB%202008/CHAPTER%208/web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1" table:style-name="ta2">
        <table:table-source xlink:href="file:///D:/2008Publications/TSGB%202008/CHAPTER%208/web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1" table:style-name="ta2">
        <table:table-source xlink:href="file:///D:/2008Publications/TSGB%202008/CHAPTER%208/web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1" table:style-name="ta2">
        <table:table-source xlink:href="file:///D:/2008Publications/TSGB%202008/CHAPTER%208/web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2" table:style-name="ta2">
        <table:table-source xlink:href="file:///D:/2008Publications/TSGB%202008/CHAPTER%208/web/80408%20final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2" table:style-name="ta2">
        <table:table-source xlink:href="file:///D:/2008Publications/TSGB%202008/CHAPTER%208/web/80408%20final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2" table:style-name="ta2">
        <table:table-source xlink:href="file:///D:/2008Publications/TSGB%202008/CHAPTER%208/web/80408%20final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2" table:style-name="ta2">
        <table:table-source xlink:href="file:///D:/2008Publications/TSGB%202008/CHAPTER%208/web/80408%20final.xls" table:table-name="8_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2" table:style-name="ta2">
        <table:table-source xlink:href="file:///D:/2008Publications/TSGB%202008/CHAPTER%208/web/80408%20final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3" table:style-name="ta2">
        <table:table-source xlink:href="file:///D:/2008Publications/TSGB%202008/CHAPTER%208/web/80408%20final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3" table:style-name="ta2">
        <table:table-source xlink:href="file:///D:/2008Publications/TSGB%202008/CHAPTER%208/web/80408%20final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3" table:style-name="ta2">
        <table:table-source xlink:href="file:///D:/2008Publications/TSGB%202008/CHAPTER%208/web/80408%20final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3" table:style-name="ta2">
        <table:table-source xlink:href="file:///D:/2008Publications/TSGB%202008/CHAPTER%208/web/80408%20final.xls" table:table-name="8_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3" table:style-name="ta2">
        <table:table-source xlink:href="file:///D:/2008Publications/TSGB%202008/CHAPTER%208/web/80408%20final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5" table:style-name="ta2">
        <table:table-source xlink:href="file:///D:/2008Publications/TSGB%202008/CHAPTER%208/web/80408%20final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5" table:style-name="ta2">
        <table:table-source xlink:href="file:///D:/2008Publications/TSGB%202008/CHAPTER%208/web/80408%20final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5" table:style-name="ta2">
        <table:table-source xlink:href="file:///D:/2008Publications/TSGB%202008/CHAPTER%208/web/80408%20final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5" table:style-name="ta2">
        <table:table-source xlink:href="file:///D:/2008Publications/TSGB%202008/CHAPTER%208/web/80408%20final.xls" table:table-name="8_4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5" table:style-name="ta2">
        <table:table-source xlink:href="file:///D:/2008Publications/TSGB%202008/CHAPTER%208/web/80408%20final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T23" table:style-name="ta2">
        <table:table-source xlink:href="file:///D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D:/WINDATA/EXCEL/michel.xls'#T24" table:style-name="ta2">
        <table:table-source xlink:href="file:///D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D:/WINDATA/EXCEL/michel.xls'#Sheet1" table:style-name="ta2">
        <table:table-source xlink:href="file:///D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2" table:style-name="ta2">
        <table:table-source xlink:href="file:///D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3" table:style-name="ta2">
        <table:table-source xlink:href="file:///D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Teresa" table:style-name="ta2">
        <table:table-source xlink:href="file:///D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Sheet5" table:style-name="ta2">
        <table:table-source xlink:href="file:///D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table table:name="'file:///D:/IRHS/EXCEL/RORO/bulletins/2003/SA%20Changes/SA%20Changes%20to%20bulletin%20-%20draft.xls'#CommentarySA" table:style-name="ta2">
        <table:table-source xlink:href="file:///D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a" table:style-name="ta2">
        <table:table-source xlink:href="file:///D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b" table:style-name="ta2">
        <table:table-source xlink:href="file:///D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2" table:style-name="ta2">
        <table:table-source xlink:href="file:///D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" table:style-name="ta2">
        <table:table-source xlink:href="file:///D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a" table:style-name="ta2">
        <table:table-source xlink:href="file:///D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b" table:style-name="ta2">
        <table:table-source xlink:href="file:///D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L" table:style-name="ta2">
        <table:table-source xlink:href="file:///D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" table:style-name="ta2">
        <table:table-source xlink:href="file:///D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b" table:style-name="ta2">
        <table:table-source xlink:href="file:///D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5" table:style-name="ta2">
        <table:table-source xlink:href="file:///D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3" table:style-name="ta2">
        <table:table-source xlink:href="file:///D:/2008Publications/TSGB%202008/CHAPTER%208/web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4" table:style-name="ta2">
        <table:table-source xlink:href="file:///D:/2008Publications/TSGB%202008/CHAPTER%208/web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5" table:style-name="ta2">
        <table:table-source xlink:href="file:///D:/2008Publications/TSGB%202008/CHAPTER%208/web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6" table:style-name="ta2">
        <table:table-source xlink:href="file:///D:/2008Publications/TSGB%202008/CHAPTER%208/web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7" table:style-name="ta2">
        <table:table-source xlink:href="file:///D:/2008Publications/TSGB%202008/CHAPTER%208/web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8" table:style-name="ta2">
        <table:table-source xlink:href="file:///D:/2008Publications/TSGB%202008/CHAPTER%208/web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" table:style-name="ta2">
        <table:table-source xlink:href="file:///D:/2008Publications/TSGB%202008/CHAPTER%208/web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GB2000" table:style-name="ta2">
        <table:table-source xlink:href="file:///D:/2008Publications/TSGB%202008/CHAPTER%208/web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" table:style-name="ta2">
        <table:table-source xlink:href="file:///D:/2008Publications/TSGB%202008/CHAPTER%208/web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" table:style-name="ta2">
        <table:table-source xlink:href="file:///D:/2008Publications/TSGB%202008/CHAPTER%208/web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2" table:style-name="ta2">
        <table:table-source xlink:href="file:///D:/2008Publications/TSGB%202008/CHAPTER%208/web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a)-1998" table:style-name="ta2">
        <table:table-source xlink:href="file:///D:/2008Publications/TSGB%202008/CHAPTER%208/web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b)-1998" table:style-name="ta2">
        <table:table-source xlink:href="file:///D:/2008Publications/TSGB%202008/CHAPTER%208/web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4-16DATA" table:style-name="ta2">
        <table:table-source xlink:href="file:///D:/2008Publications/TSGB%202008/CHAPTER%208/web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TIS-INDEX" table:style-name="ta2">
        <table:table-source xlink:href="file:///D:/2008Publications/TSGB%202008/CHAPTER%208/web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" table:style-name="ta2">
        <table:table-source xlink:href="file:///D:/2008Publications/TSGB%202008/CHAPTER%208/web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" table:style-name="ta2">
        <table:table-source xlink:href="file:///D:/2008Publications/TSGB%202008/CHAPTER%208/web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" table:style-name="ta2">
        <table:table-source xlink:href="file:///D:/2008Publications/TSGB%202008/CHAPTER%208/web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" table:style-name="ta2">
        <table:table-source xlink:href="file:///D:/2008Publications/TSGB%202008/CHAPTER%208/web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WDATA" table:style-name="ta2">
        <table:table-source xlink:href="file:///D:/2008Publications/TSGB%202008/CHAPTER%208/web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Grapher" table:style-name="ta2">
        <table:table-source xlink:href="file:///D:/2008Publications/TSGB%202008/CHAPTER%208/web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4" table:style-name="ta2">
        <table:table-source xlink:href="file:///D:/2008Publications/TSGB%202008/CHAPTER%208/web/80407%20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4" table:style-name="ta2">
        <table:table-source xlink:href="file:///D:/2008Publications/TSGB%202008/CHAPTER%208/web/80407%20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4" table:style-name="ta2">
        <table:table-source xlink:href="file:///D:/2008Publications/TSGB%202008/CHAPTER%208/web/80407%20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4" table:style-name="ta2">
        <table:table-source xlink:href="file:///D:/2008Publications/TSGB%202008/CHAPTER%208/web/80407%20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1" table:style-name="ta2">
        <table:table-source xlink:href="file:///D:/2008Publications/TSGB%202008/CHAPTER%208/web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1" table:style-name="ta2">
        <table:table-source xlink:href="file:///D:/2008Publications/TSGB%202008/CHAPTER%208/web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1" table:style-name="ta2">
        <table:table-source xlink:href="file:///D:/2008Publications/TSGB%202008/CHAPTER%208/web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1" table:style-name="ta2">
        <table:table-source xlink:href="file:///D:/2008Publications/TSGB%202008/CHAPTER%208/web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2" table:style-name="ta2">
        <table:table-source xlink:href="file:///D:/2008Publications/TSGB%202008/CHAPTER%208/web/80407%20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2" table:style-name="ta2">
        <table:table-source xlink:href="file:///D:/2008Publications/TSGB%202008/CHAPTER%208/web/80407%20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2" table:style-name="ta2">
        <table:table-source xlink:href="file:///D:/2008Publications/TSGB%202008/CHAPTER%208/web/80407%20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2" table:style-name="ta2">
        <table:table-source xlink:href="file:///D:/2008Publications/TSGB%202008/CHAPTER%208/web/80407%20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3" table:style-name="ta2">
        <table:table-source xlink:href="file:///D:/2008Publications/TSGB%202008/CHAPTER%208/web/80407%20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3" table:style-name="ta2">
        <table:table-source xlink:href="file:///D:/2008Publications/TSGB%202008/CHAPTER%208/web/80407%20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3" table:style-name="ta2">
        <table:table-source xlink:href="file:///D:/2008Publications/TSGB%202008/CHAPTER%208/web/80407%20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3" table:style-name="ta2">
        <table:table-source xlink:href="file:///D:/2008Publications/TSGB%202008/CHAPTER%208/web/80407%20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5" table:style-name="ta2">
        <table:table-source xlink:href="file:///D:/2008Publications/TSGB%202008/CHAPTER%208/web/80407%20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5" table:style-name="ta2">
        <table:table-source xlink:href="file:///D:/2008Publications/TSGB%202008/CHAPTER%208/web/80407%20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5" table:style-name="ta2">
        <table:table-source xlink:href="file:///D:/2008Publications/TSGB%202008/CHAPTER%208/web/80407%20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5" table:style-name="ta2">
        <table:table-source xlink:href="file:///D:/2008Publications/TSGB%202008/CHAPTER%208/web/80407%20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SGB1998/SECTION1/1-13-98.XLS'#TIS-INDEX" table:style-name="ta2">
        <table:table-source xlink:href="file:///D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D:/temp/RTSGB%209.10.xls'#PUBLISH" table:style-name="ta2">
        <table:table-source xlink:href="file:///D:/temp/RTSGB%209.10.xls" table:table-name="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" table:style-name="ta2">
        <table:table-source xlink:href="file:///D:/temp/RTSGB%209.1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OLD" table:style-name="ta2">
        <table:table-source xlink:href="file:///D:/temp/RTSGB%209.10.xls" table:table-name="RAWDATA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TIS-INDEX" table:style-name="ta2">
        <table:table-source xlink:href="file:///D:/temp/RTSGB%209.1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Admin" table:style-name="ta2">
        <table:table-source xlink:href="file:///D:/temp/RTSGB%209.10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Selector" table:style-name="ta2">
        <table:table-source xlink:href="file:///D:/temp/RTSGB%209.10.xls" table:table-name="Selector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D:/2005Publications/RoRo%20Q2_2005/Bulletin205draft.xls'#TABLE1a.$U$1:TABLE1a.$U$7" table:base-cell-address="TSGB0910.$A$1"/>
        <table:named-expression table:name="\a" table:expression="of:=[.#REF!]" table:base-cell-address="TSGB0910.$A$1"/>
        <table:named-expression table:name="\b" table:expression="of:=[.#REF!]" table:base-cell-address="TSGB0910.$A$1"/>
        <table:named-expression table:name="\c" table:expression="of:=[.#REF!]" table:base-cell-address="TSGB0910.$A$1"/>
        <table:named-expression table:name="\d" table:expression="of:=[.#REF!]" table:base-cell-address="TSGB0910.$A$1"/>
        <table:named-expression table:name="\DUTCH" table:expression="of:=[.#REF!]" table:base-cell-address="TSGB0910.$A$1"/>
        <table:named-expression table:name="\e" table:expression="of:=[.#REF!]" table:base-cell-address="TSGB0910.$A$1"/>
        <table:named-expression table:name="\f" table:expression="of:=[.#REF!]" table:base-cell-address="TSGB0910.$A$1"/>
        <table:named-expression table:name="\g" table:expression="of:=[.#REF!]" table:base-cell-address="TSGB0910.$A$1"/>
        <table:named-expression table:name="\i" table:expression="of:=[.#REF!]" table:base-cell-address="TSGB0910.$A$1"/>
        <table:named-expression table:name="\j" table:expression="of:=[.#REF!]" table:base-cell-address="TSGB0910.$A$1"/>
        <table:named-expression table:name="\k" table:expression="of:=[.#REF!]" table:base-cell-address="TSGB0910.$A$1"/>
        <table:named-expression table:name="\l" table:expression="of:=[.#REF!]" table:base-cell-address="TSGB0910.$A$1"/>
        <table:named-expression table:name="\n" table:expression="of:=[.#REF!]" table:base-cell-address="TSGB0910.$A$1"/>
        <table:named-expression table:name="\o" table:expression="of:=[.#REF!]" table:base-cell-address="TSGB0910.$A$1"/>
        <table:named-expression table:name="\ONE" table:expression="of:=[.#REF!]" table:base-cell-address="TSGB0910.$A$1"/>
        <table:named-range table:name="\p" table:cell-range-address="'file:///D:/2005Publications/RoRo%20Q2_2005/Bulletin205draft.xls'#TABLE1a.$P$1" table:base-cell-address="TSGB0910.$A$1"/>
        <table:named-expression table:name="\r" table:expression="of:=[.#REF!]" table:base-cell-address="TSGB0910.$A$1"/>
        <table:named-expression table:name="\s" table:expression="of:=[.#REF!]" table:base-cell-address="TSGB0910.$A$1"/>
        <table:named-expression table:name="\SWISS" table:expression="of:=[.#REF!]" table:base-cell-address="TSGB0910.$A$1"/>
        <table:named-expression table:name="\t" table:expression="of:=[.#REF!]" table:base-cell-address="TSGB0910.$A$1"/>
        <table:named-expression table:name="\TWO" table:expression="of:=[.#REF!]" table:base-cell-address="TSGB0910.$A$1"/>
        <table:named-expression table:name="\u" table:expression="of:=[.#REF!]" table:base-cell-address="TSGB0910.$A$1"/>
        <table:named-expression table:name="\v" table:expression="of:=[.#REF!]" table:base-cell-address="TSGB0910.$A$1"/>
        <table:named-expression table:name="\w" table:expression="of:=[.#REF!]" table:base-cell-address="TSGB0910.$A$1"/>
        <table:named-expression table:name="\x" table:expression="of:=[.#REF!]" table:base-cell-address="TSGB0910.$A$1"/>
        <table:named-expression table:name="\ZERO" table:expression="of:=[.#REF!]" table:base-cell-address="TSGB0910.$A$1"/>
        <table:named-expression table:name="_" table:expression="of:=[.#REF!]" table:base-cell-address="TSGB0910.$A$1"/>
        <table:named-expression table:name="_1.2__Average_distance_travelled_by_mode_of_travel__1975_76__1985_86_and_1993_95" table:expression="of:=[.#REF!]" table:base-cell-address="TSGB0910.$A$1"/>
        <table:named-expression table:name="_1981" table:expression="of:=[.#REF!]" table:base-cell-address="TSGB0910.$A$1"/>
        <table:named-range table:name="_1991" table:cell-range-address="'file:///D:/2008Publications/TSGB%202008/CHAPTER%208/web/80408%20final.xls'#4-16DATA.$W$37:4-16DATA.$X$60" table:base-cell-address="TSGB0910.$A$1"/>
        <table:named-expression table:name="_3238" table:expression="of:=#N/A" table:base-cell-address="TSGB0910.$A$1"/>
        <table:named-expression table:name="_8912MONTH" table:expression="of:=#N/A" table:base-cell-address="TSGB0910.$A$1"/>
        <table:named-expression table:name="_9012MONTH" table:expression="of:=#N/A" table:base-cell-address="TSGB0910.$A$1"/>
        <table:named-expression table:name="_90ACT" table:expression="of:=#N/A" table:base-cell-address="TSGB0910.$A$1"/>
        <table:named-expression table:name="_9112MONTH" table:expression="of:=#N/A" table:base-cell-address="TSGB0910.$A$1"/>
        <table:named-expression table:name="_91ACT" table:expression="of:=#N/A" table:base-cell-address="TSGB0910.$A$1"/>
        <table:named-expression table:name="_9212MONTH" table:expression="of:=#N/A" table:base-cell-address="TSGB0910.$A$1"/>
        <table:named-expression table:name="_92ACT" table:expression="of:=#N/A" table:base-cell-address="TSGB0910.$A$1"/>
        <table:named-expression table:name="_D__RETURN_" table:expression="of:=[.#REF!]" table:base-cell-address="TSGB0910.$A$1"/>
        <table:named-expression table:name="_EDIT__HOME__DE" table:expression="of:=[.#REF!]" table:base-cell-address="TSGB0910.$A$1"/>
        <table:named-expression table:name="_GETLABEL__ENTE" table:expression="of:=[.#REF!]" table:base-cell-address="TSGB0910.$A$1"/>
        <table:named-expression table:name="_GOTO_FRED_" table:expression="of:=[.#REF!]" table:base-cell-address="TSGB0910.$A$1"/>
        <table:named-expression table:name="_HCO1" table:expression="of:=[.#REF!]" table:base-cell-address="TSGB0910.$A$1"/>
        <table:named-expression table:name="_HCO2" table:expression="of:=[.#REF!]" table:base-cell-address="TSGB0910.$A$1"/>
        <table:named-expression table:name="_HCO3" table:expression="of:=[.#REF!]" table:base-cell-address="TSGB0910.$A$1"/>
        <table:named-expression table:name="_HCO4" table:expression="of:=[.#REF!]" table:base-cell-address="TSGB0910.$A$1"/>
        <table:named-expression table:name="_HCO5" table:expression="of:=[.#REF!]" table:base-cell-address="TSGB0910.$A$1"/>
        <table:named-expression table:name="_IF__CELLPOINTE" table:expression="of:=[.#REF!]" table:base-cell-address="TSGB0910.$A$1"/>
        <table:named-expression table:name="_IF__LENGTH____" table:expression="of:=[.#REF!]" table:base-cell-address="TSGB0910.$A$1"/>
        <table:named-expression table:name="_LET_CELLREF__C" table:expression="of:=[.#REF!]" table:base-cell-address="TSGB0910.$A$1"/>
        <table:named-expression table:name="_LET_NUMBROWS__" table:expression="of:=[.#REF!]" table:base-cell-address="TSGB0910.$A$1"/>
        <table:named-expression table:name="_LET_TRIMMED__T" table:expression="of:=[.#REF!]" table:base-cell-address="TSGB0910.$A$1"/>
        <table:named-expression table:name="_RNCFRED__CALC_" table:expression="of:=[.#REF!]" table:base-cell-address="TSGB0910.$A$1"/>
        <table:named-expression table:name="_RVTRIMMED__" table:expression="of:=[.#REF!]" table:base-cell-address="TSGB0910.$A$1"/>
        <table:named-expression table:name="_VCA4" table:expression="of:=[.#REF!]" table:base-cell-address="TSGB0910.$A$1"/>
        <table:named-expression table:name="_VCD2" table:expression="of:=[.#REF!]" table:base-cell-address="TSGB0910.$A$1"/>
        <table:named-expression table:name="_XA123" table:expression="of:=[.#REF!]" table:base-cell-address="TSGB0910.$A$1"/>
        <table:named-expression table:name="A3_" table:expression="of:=[.#REF!]" table:base-cell-address="TSGB0910.$A$1"/>
        <table:named-expression table:name="ACG5C" table:expression="of:=[.#REF!]" table:base-cell-address="TSGB0910.$A$1"/>
        <table:named-expression table:name="activeCell" table:expression="of:=[.#REF!]" table:base-cell-address="TSGB0910.$A$1"/>
        <table:named-expression table:name="Agricvehicles" table:expression="of:=[.#REF!]" table:base-cell-address="TSGB0910.$A$1"/>
        <table:named-expression table:name="Agrimachines" table:expression="of:=[.#REF!]" table:base-cell-address="TSGB0910.$A$1"/>
        <table:named-expression table:name="ALL" table:expression="of:=#N/A" table:base-cell-address="TSGB0910.$A$1"/>
        <table:named-range table:name="ANNBELGIUM" table:cell-range-address="'file:///D:/2005Publications/RoRo%20Q2_2005/Bulletin205draft.xls'#TABLE5.$D$5:TABLE5.$D$12" table:base-cell-address="TSGB0910.$A$1"/>
        <table:named-range table:name="ANNDVR" table:cell-range-address="'file:///D:/2005Publications/RoRo%20Q2_2005/Bulletin205draft.xls'#TABLE4AL.$D$6:TABLE4AL.$D$12" table:base-cell-address="TSGB0910.$A$1"/>
        <table:named-range table:name="ANNENG" table:cell-range-address="'file:///D:/2005Publications/RoRo%20Q2_2005/Bulletin205draft.xls'#TABLE4AL.$F$6:TABLE4AL.$F$12" table:base-cell-address="TSGB0910.$A$1"/>
        <table:named-range table:name="ANNFORIEGN" table:cell-range-address="'file:///D:/2005Publications/RoRo%20Q2_2005/Bulletin205draft.xls'#TABLE1a.$P$37" table:base-cell-address="TSGB0910.$A$1"/>
        <table:named-range table:name="ANNFRANCE" table:cell-range-address="'file:///D:/2005Publications/RoRo%20Q2_2005/Bulletin205draft.xls'#TABLE5.$B$5:TABLE5.$B$12" table:base-cell-address="TSGB0910.$A$1"/>
        <table:named-range table:name="ANNL" table:cell-range-address="'file:///D:/2005Publications/RoRo%20Q2_2005/Bulletin205draft.xls'#TABLE5.$F$5:TABLE5.$F$12" table:base-cell-address="TSGB0910.$A$1"/>
        <table:named-range table:name="ANNOTHER" table:cell-range-address="'file:///D:/2005Publications/RoRo%20Q2_2005/Bulletin205draft.xls'#TABLE5.$J$5:TABLE5.$J$12" table:base-cell-address="TSGB0910.$A$1"/>
        <table:named-range table:name="ANNSE" table:cell-range-address="'file:///D:/2005Publications/RoRo%20Q2_2005/Bulletin205draft.xls'#TABLE4AL.$B$6:TABLE4AL.$B$12" table:base-cell-address="TSGB0910.$A$1"/>
        <table:named-expression table:name="ANNUAL" table:expression="of:=[.#REF!]" table:base-cell-address="TSGB0910.$A$1"/>
        <table:named-range table:name="ANNUK" table:cell-range-address="'file:///D:/2005Publications/RoRo%20Q2_2005/Bulletin205draft.xls'#TABLE1a.$E$8:TABLE1a.$E$14" table:base-cell-address="TSGB0910.$A$1"/>
        <table:named-range table:name="ANNUT" table:cell-range-address="'file:///D:/2005Publications/RoRo%20Q2_2005/Bulletin205draft.xls'#TABLE1a.$M$8:TABLE1a.$M$14" table:base-cell-address="TSGB0910.$A$1"/>
        <table:named-expression table:name="ART33F" table:expression="of:=[.#REF!]" table:base-cell-address="TSGB0910.$A$1"/>
        <table:named-expression table:name="ART33G" table:expression="of:=[.#REF!]" table:base-cell-address="TSGB0910.$A$1"/>
        <table:named-expression table:name="ARTICF" table:expression="of:=[.#REF!]" table:base-cell-address="TSGB0910.$A$1"/>
        <table:named-expression table:name="ARTICG" table:expression="of:=[.#REF!]" table:base-cell-address="TSGB0910.$A$1"/>
        <table:named-expression table:name="AVON" table:expression="of:=[.#REF!]" table:base-cell-address="TSGB0910.$A$1"/>
        <table:named-expression table:name="B2.B11_" table:expression="of:=[.#REF!]" table:base-cell-address="TSGB0910.$A$1"/>
        <table:named-expression table:name="BARQTR" table:expression="of:=[.#REF!]" table:base-cell-address="TSGB0910.$A$1"/>
        <table:named-expression table:name="BEDS" table:expression="of:=[.#REF!]" table:base-cell-address="TSGB0910.$A$1"/>
        <table:named-expression table:name="BEER" table:expression="of:=[.#REF!]" table:base-cell-address="TSGB0910.$A$1"/>
        <table:named-expression table:name="BELGIUM" table:expression="of:=[.#REF!]" table:base-cell-address="TSGB0910.$A$1"/>
        <table:named-expression table:name="BERKS" table:expression="of:=[.#REF!]" table:base-cell-address="TSGB0910.$A$1"/>
        <table:named-expression table:name="BUCKS" table:expression="of:=[.#REF!]" table:base-cell-address="TSGB0910.$A$1"/>
        <table:named-expression table:name="BULL" table:expression="of:=#N/A" table:base-cell-address="TSGB0910.$A$1"/>
        <table:named-range table:name="CAMARA" table:cell-range-address="'file:///D:/2005Publications/RoRo%20Q2_2005/Bulletin205draft.xls'#TABLE1a.$P$4" table:base-cell-address="TSGB0910.$A$1"/>
        <table:named-expression table:name="CAMBS" table:expression="of:=[.#REF!]" table:base-cell-address="TSGB0910.$A$1"/>
        <table:named-expression table:name="CategoryTitle" table:expression="of:=[.#REF!]" table:base-cell-address="TSGB0910.$A$1"/>
        <table:named-expression table:name="CHECK1" table:expression="of:=#N/A" table:base-cell-address="TSGB0910.$A$1"/>
        <table:named-expression table:name="CHECK15" table:expression="of:=[.#REF!]" table:base-cell-address="TSGB0910.$A$1"/>
        <table:named-expression table:name="CHECK16" table:expression="of:=[.#REF!]" table:base-cell-address="TSGB0910.$A$1"/>
        <table:named-expression table:name="CHECK17" table:expression="of:=[.#REF!]" table:base-cell-address="TSGB0910.$A$1"/>
        <table:named-range table:name="CHECK19" table:cell-range-address="'file:///D:/WINDATA/EXCEL/michel.xls'#T23.$L$5:T23.$L$19" table:base-cell-address="TSGB0910.$A$1"/>
        <table:named-expression table:name="CHECK2" table:expression="of:=#N/A" table:base-cell-address="TSGB0910.$A$1"/>
        <table:named-range table:name="CHECK20" table:cell-range-address="'file:///D:/WINDATA/EXCEL/michel.xls'#T23.$O$34:T23.$IV$16384" table:base-cell-address="TSGB0910.$A$1"/>
        <table:named-expression table:name="CHESHIRE" table:expression="of:=[.#REF!]" table:base-cell-address="TSGB0910.$A$1"/>
        <table:named-expression table:name="CIDER" table:expression="of:=[.#REF!]" table:base-cell-address="TSGB0910.$A$1"/>
        <table:named-expression table:name="CLEVELAND" table:expression="of:=[.#REF!]" table:base-cell-address="TSGB0910.$A$1"/>
        <table:named-range table:name="CLONE" table:cell-range-address="'file:///D:/2005Publications/RoRo%20Q2_2005/Bulletin205draft.xls'#TABLE1a.$P$6" table:base-cell-address="TSGB0910.$A$1"/>
        <table:named-expression table:name="CLWYD" table:expression="of:=[.#REF!]" table:base-cell-address="TSGB0910.$A$1"/>
        <table:named-range table:name="column1" table:cell-range-address="'file:///D:/Allvls/Vls99/Allvls/VLS98/TERESA.XLS'#Sheet5.$Q$4:Sheet5.$Q$26" table:base-cell-address="TSGB0910.$A$1"/>
        <table:named-expression table:name="COO" table:expression="of:=[.#REF!]" table:base-cell-address="TSGB0910.$A$1"/>
        <table:named-expression table:name="CORNWALL" table:expression="of:=[.#REF!]" table:base-cell-address="TSGB0910.$A$1"/>
        <table:named-expression table:name="Crownvehicles" table:expression="of:=[.#REF!]" table:base-cell-address="TSGB0910.$A$1"/>
        <table:named-expression table:name="CUMBRIA" table:expression="of:=[.#REF!]" table:base-cell-address="TSGB0910.$A$1"/>
        <table:named-expression table:name="DATA1" table:expression="of:=#N/A" table:base-cell-address="TSGB0910.$A$1"/>
        <table:named-expression table:name="DATA2" table:expression="of:=#N/A" table:base-cell-address="TSGB0910.$A$1"/>
        <table:named-expression table:name="DATA3" table:expression="of:=#N/A" table:base-cell-address="TSGB0910.$A$1"/>
        <table:named-expression table:name="DATA4" table:expression="of:=[.#REF!]" table:base-cell-address="TSGB0910.$A$1"/>
        <table:named-expression table:name="DATE" table:expression="of:=#N/A" table:base-cell-address="TSGB0910.$A$1"/>
        <table:named-expression table:name="DEFLATOR" table:expression="of:=[.#REF!]" table:base-cell-address="TSGB0910.$A$1"/>
        <table:named-expression table:name="DERBYSHIRE" table:expression="of:=[.#REF!]" table:base-cell-address="TSGB0910.$A$1"/>
        <table:named-expression table:name="DEVON" table:expression="of:=[.#REF!]" table:base-cell-address="TSGB0910.$A$1"/>
        <table:named-expression table:name="dgdsfyh" table:expression="of:=[.#REF!]" table:base-cell-address="TSGB0910.$A$1"/>
        <table:named-expression table:name="DIFFER" table:expression="of:=[.#REF!]" table:base-cell-address="TSGB0910.$A$1"/>
        <table:named-expression table:name="Digging" table:expression="of:=[.#REF!]" table:base-cell-address="TSGB0910.$A$1"/>
        <table:named-expression table:name="Disabled" table:expression="of:=[.#REF!]" table:base-cell-address="TSGB0910.$A$1"/>
        <table:named-expression table:name="DK" table:expression="of:=[.#REF!]" table:base-cell-address="TSGB0910.$A$1"/>
        <table:named-expression table:name="DNK_D" table:expression="of:=[.#REF!]" table:base-cell-address="TSGB0910.$A$1"/>
        <table:named-expression table:name="DORSET" table:expression="of:=[.#REF!]" table:base-cell-address="TSGB0910.$A$1"/>
        <table:named-expression table:name="DOVER" table:expression="of:=#N/A" table:base-cell-address="TSGB0910.$A$1"/>
        <table:named-expression table:name="DURHAM" table:expression="of:=[.#REF!]" table:base-cell-address="TSGB0910.$A$1"/>
        <table:named-expression table:name="DYFED" table:expression="of:=[.#REF!]" table:base-cell-address="TSGB0910.$A$1"/>
        <table:named-expression table:name="E_SUSSEX" table:expression="of:=[.#REF!]" table:base-cell-address="TSGB0910.$A$1"/>
        <table:named-expression table:name="EIRE" table:expression="of:=[.#REF!]" table:base-cell-address="TSGB0910.$A$1"/>
        <table:named-expression table:name="Electric" table:expression="of:=[.#REF!]" table:base-cell-address="TSGB0910.$A$1"/>
        <table:named-expression table:name="ENGLISH" table:expression="of:=#N/A" table:base-cell-address="TSGB0910.$A$1"/>
        <table:named-expression table:name="ESSEX" table:expression="of:=[.#REF!]" table:base-cell-address="TSGB0910.$A$1"/>
        <table:named-expression table:name="exemptall" table:expression="of:=[.#REF!]" table:base-cell-address="TSGB0910.$A$1"/>
        <table:named-expression table:name="fbegyear" table:expression="of:=[.#REF!]" table:base-cell-address="TSGB0910.$A$1"/>
        <table:named-expression table:name="fendyear" table:expression="of:=['file:///D:/temp/RTSGB%209.10.xls'#RAWDATAOLD.#REF!]" table:base-cell-address="TSGB0910.$A$1"/>
        <table:named-expression table:name="FL" table:expression="of:=[.#REF!]" table:base-cell-address="TSGB0910.$A$1"/>
        <table:named-expression table:name="Footnotes" table:expression="of:=[.#REF!]" table:base-cell-address="TSGB0910.$A$1"/>
        <table:named-expression table:name="Footnotes1" table:expression="of:=[.#REF!]" table:base-cell-address="TSGB0910.$A$1"/>
        <table:named-range table:name="FOREIGN" table:cell-range-address="'file:///D:/2005Publications/RoRo%20Q2_2005/Bulletin205draft.xls'#TABLE1a.$P$38:TABLE1a.$P$52" table:base-cell-address="TSGB0910.$A$1"/>
        <table:named-expression table:name="FORM" table:expression="of:=#N/A" table:base-cell-address="TSGB0910.$A$1"/>
        <table:named-expression table:name="FRANCE" table:expression="of:=[.#REF!]" table:base-cell-address="TSGB0910.$A$1"/>
        <table:named-expression table:name="FRED" table:expression="of:=[.#REF!]" table:base-cell-address="TSGB0910.$A$1"/>
        <table:named-expression table:name="fyear" table:expression="of:=['file:///D:/temp/RTSGB%209.10.xls'#RAWDATAOLD.#REF!]" table:base-cell-address="TSGB0910.$A$1"/>
        <table:named-expression table:name="GDP" table:expression="of:=[.#REF!]" table:base-cell-address="TSGB0910.$A$1"/>
        <table:named-expression table:name="GERMANY" table:expression="of:=[.#REF!]" table:base-cell-address="TSGB0910.$A$1"/>
        <table:named-expression table:name="GLOS" table:expression="of:=[.#REF!]" table:base-cell-address="TSGB0910.$A$1"/>
        <table:named-expression table:name="goods" table:expression="of:=[.#REF!]" table:base-cell-address="TSGB0910.$A$1"/>
        <table:named-expression table:name="GraphData" table:expression="of:=['file:///D:/TSGB1998/SECTION1/1-13-98.XLS'#'TIS-INDEX'.$B$13:.$Q$44]~['file:///D:/TSGB1998/SECTION1/1-13-98.XLS'#'TIS-INDEX'.$E$9:.$R$9]" table:base-cell-address="TSGB0910.$A$1"/>
        <table:named-expression table:name="GraphTitle" table:expression="of:=[.#REF!]" table:base-cell-address="TSGB0910.$A$1"/>
        <table:named-expression table:name="Gritting" table:expression="of:=[.#REF!]" table:base-cell-address="TSGB0910.$A$1"/>
        <table:named-expression table:name="GTR_MAN" table:expression="of:=[.#REF!]" table:base-cell-address="TSGB0910.$A$1"/>
        <table:named-expression table:name="GWENT" table:expression="of:=[.#REF!]" table:base-cell-address="TSGB0910.$A$1"/>
        <table:named-expression table:name="GWYNEDD" table:expression="of:=[.#REF!]" table:base-cell-address="TSGB0910.$A$1"/>
        <table:named-expression table:name="HANTS" table:expression="of:=[.#REF!]" table:base-cell-address="TSGB0910.$A$1"/>
        <table:named-expression table:name="HEREFORD_W" table:expression="of:=[.#REF!]" table:base-cell-address="TSGB0910.$A$1"/>
        <table:named-expression table:name="HERTS" table:expression="of:=[.#REF!]" table:base-cell-address="TSGB0910.$A$1"/>
        <table:named-expression table:name="HUMBERSIDE" table:expression="of:=[.#REF!]" table:base-cell-address="TSGB0910.$A$1"/>
        <table:named-expression table:name="I_OF_WIGHT" table:expression="of:=[.#REF!]" table:base-cell-address="TSGB0910.$A$1"/>
        <table:named-expression table:name="IR" table:expression="of:=[.#REF!]" table:base-cell-address="TSGB0910.$A$1"/>
        <table:named-expression table:name="ITALY" table:expression="of:=[.#REF!]" table:base-cell-address="TSGB0910.$A$1"/>
        <table:named-expression table:name="J" table:expression="of:=[.#REF!]" table:base-cell-address="TSGB0910.$A$1"/>
        <table:named-expression table:name="KENT" table:expression="of:=[.#REF!]" table:base-cell-address="TSGB0910.$A$1"/>
        <table:named-expression table:name="LANCS" table:expression="of:=[.#REF!]" table:base-cell-address="TSGB0910.$A$1"/>
        <table:named-expression table:name="LEICS" table:expression="of:=[.#REF!]" table:base-cell-address="TSGB0910.$A$1"/>
        <table:named-expression table:name="LINCS" table:expression="of:=[.#REF!]" table:base-cell-address="TSGB0910.$A$1"/>
        <table:named-expression table:name="LONDON" table:expression="of:=[.#REF!]" table:base-cell-address="TSGB0910.$A$1"/>
        <table:named-expression table:name="Luton" table:expression="of:=[.#REF!]" table:base-cell-address="TSGB0910.$A$1"/>
        <table:named-expression table:name="M_GLAM" table:expression="of:=[.#REF!]" table:base-cell-address="TSGB0910.$A$1"/>
        <table:named-expression table:name="MACRO_STOPLABS" table:expression="of:=[.#REF!]" table:base-cell-address="TSGB0910.$A$1"/>
        <table:named-expression table:name="MACRO_SUBROUTIN" table:expression="of:=[.#REF!]" table:base-cell-address="TSGB0910.$A$1"/>
        <table:named-expression table:name="MANO" table:expression="of:=[.#REF!]" table:base-cell-address="TSGB0910.$A$1"/>
        <table:named-expression table:name="MERSEYSIDE" table:expression="of:=[.#REF!]" table:base-cell-address="TSGB0910.$A$1"/>
        <table:named-expression table:name="MON_FRI" table:expression="of:=['file:///D:/2008Publications/TSGB%202008/CHAPTER%208/web/80407%20.xls'#'4-16DATA'.#REF!]" table:base-cell-address="TSGB0910.$A$1"/>
        <table:named-expression table:name="MONTH" table:expression="of:=#N/A" table:base-cell-address="TSGB0910.$A$1"/>
        <table:named-expression table:name="Mowing" table:expression="of:=[.#REF!]" table:base-cell-address="TSGB0910.$A$1"/>
        <table:named-expression table:name="MP" table:expression="of:=[.#REF!]" table:base-cell-address="TSGB0910.$A$1"/>
        <table:named-expression table:name="N_YORKS" table:expression="of:=[.#REF!]" table:base-cell-address="TSGB0910.$A$1"/>
        <table:named-expression table:name="NLS" table:expression="of:=[.#REF!]" table:base-cell-address="TSGB0910.$A$1"/>
        <table:named-expression table:name="NONEC" table:expression="of:=[.#REF!]" table:base-cell-address="TSGB0910.$A$1"/>
        <table:named-expression table:name="NORFOLK" table:expression="of:=[.#REF!]" table:base-cell-address="TSGB0910.$A$1"/>
        <table:named-expression table:name="NORTHANTS" table:expression="of:=[.#REF!]" table:base-cell-address="TSGB0910.$A$1"/>
        <table:named-expression table:name="NORTHSEA" table:expression="of:=#N/A" table:base-cell-address="TSGB0910.$A$1"/>
        <table:named-expression table:name="NORTHUMBERLAND" table:expression="of:=[.#REF!]" table:base-cell-address="TSGB0910.$A$1"/>
        <table:named-expression table:name="NOTTS" table:expression="of:=[.#REF!]" table:base-cell-address="TSGB0910.$A$1"/>
        <table:named-expression table:name="OldData" table:expression="of:=[.#REF!]" table:base-cell-address="TSGB0910.$A$1"/>
        <table:named-expression table:name="OTHER" table:expression="of:=#N/A" table:base-cell-address="TSGB0910.$A$1"/>
        <table:named-expression table:name="OTHEREC" table:expression="of:=[.#REF!]" table:base-cell-address="TSGB0910.$A$1"/>
        <table:named-expression table:name="OtherExempt" table:expression="of:=[.#REF!]" table:base-cell-address="TSGB0910.$A$1"/>
        <table:named-expression table:name="Over25yrs" table:expression="of:=[.#REF!]" table:base-cell-address="TSGB0910.$A$1"/>
        <table:named-expression table:name="OXON" table:expression="of:=[.#REF!]" table:base-cell-address="TSGB0910.$A$1"/>
        <table:named-expression table:name="PAGE1" table:expression="of:=#N/A" table:base-cell-address="TSGB0910.$A$1"/>
        <table:named-expression table:name="PAGE2" table:expression="of:=#N/A" table:base-cell-address="TSGB0910.$A$1"/>
        <table:named-expression table:name="Peterborough" table:expression="of:=[.#REF!]" table:base-cell-address="TSGB0910.$A$1"/>
        <table:named-expression table:name="PIE" table:expression="of:=[.#REF!]" table:base-cell-address="TSGB0910.$A$1"/>
        <table:named-expression table:name="Pop99a" table:expression="of:=[.#REF!]" table:base-cell-address="TSGB0910.$A$1"/>
        <table:named-expression table:name="POWYS" table:expression="of:=[.#REF!]" table:base-cell-address="TSGB0910.$A$1"/>
        <table:named-expression table:name="Print_Area" table:expression="of:=[.#REF!]" table:base-cell-address="TSGB0910.$A$1"/>
        <table:named-expression table:name="Print_Area_MI" table:expression="of:=[.#REF!]" table:base-cell-address="TSGB0910.$A$1"/>
        <table:named-expression table:name="PUBLISH_Print_Area" table:expression="of:=[.#REF!]" table:base-cell-address="TSGB0910.$A$1"/>
        <table:named-expression table:name="PUBLISH1998_Print_Area" table:expression="of:=[.#REF!]" table:base-cell-address="TSGB0910.$A$1"/>
        <table:named-expression table:name="qryNonEUBreakdown" table:expression="of:=[.#REF!]" table:base-cell-address="TSGB0910.$A$1"/>
        <table:named-expression table:name="QUARTER" table:expression="of:=[.#REF!]" table:base-cell-address="TSGB0910.$A$1"/>
        <table:named-expression table:name="RANGE_CELLREF" table:expression="of:=[.#REF!]" table:base-cell-address="TSGB0910.$A$1"/>
        <table:named-expression table:name="RANGE_NUMBROWS" table:expression="of:=[.#REF!]" table:base-cell-address="TSGB0910.$A$1"/>
        <table:named-expression table:name="RANGE_REP_NUM" table:expression="of:=[.#REF!]" table:base-cell-address="TSGB0910.$A$1"/>
        <table:named-expression table:name="RANGE_TRIMMED" table:expression="of:=[.#REF!]" table:base-cell-address="TSGB0910.$A$1"/>
        <table:named-expression table:name="RIGIDF" table:expression="of:=[.#REF!]" table:base-cell-address="TSGB0910.$A$1"/>
        <table:named-expression table:name="RIGIDG" table:expression="of:=[.#REF!]" table:base-cell-address="TSGB0910.$A$1"/>
        <table:named-expression table:name="S_GLAM" table:expression="of:=[.#REF!]" table:base-cell-address="TSGB0910.$A$1"/>
        <table:named-expression table:name="S_YORKS" table:expression="of:=[.#REF!]" table:base-cell-address="TSGB0910.$A$1"/>
        <table:named-expression table:name="SAT_SUN" table:expression="of:=['file:///D:/2008Publications/TSGB%202008/CHAPTER%208/web/80407%20.xls'#'4-16DATA'.#REF!]" table:base-cell-address="TSGB0910.$A$1"/>
        <table:named-expression table:name="SEADJUSTED" table:expression="of:=#N/A" table:base-cell-address="TSGB0910.$A$1"/>
        <table:named-expression table:name="SHROPS" table:expression="of:=[.#REF!]" table:base-cell-address="TSGB0910.$A$1"/>
        <table:named-expression table:name="Snow" table:expression="of:=[.#REF!]" table:base-cell-address="TSGB0910.$A$1"/>
        <table:named-expression table:name="SOMERSET" table:expression="of:=[.#REF!]" table:base-cell-address="TSGB0910.$A$1"/>
        <table:named-expression table:name="SouthendOnSea" table:expression="of:=[.#REF!]" table:base-cell-address="TSGB0910.$A$1"/>
        <table:named-expression table:name="SPAIN" table:expression="of:=[.#REF!]" table:base-cell-address="TSGB0910.$A$1"/>
        <table:named-expression table:name="SPIRITS" table:expression="of:=[.#REF!]" table:base-cell-address="TSGB0910.$A$1"/>
        <table:named-expression table:name="STAFFS" table:expression="of:=[.#REF!]" table:base-cell-address="TSGB0910.$A$1"/>
        <table:named-expression table:name="Steam" table:expression="of:=[.#REF!]" table:base-cell-address="TSGB0910.$A$1"/>
        <table:named-expression table:name="SUFFOLK" table:expression="of:=[.#REF!]" table:base-cell-address="TSGB0910.$A$1"/>
        <table:named-expression table:name="SURREY" table:expression="of:=[.#REF!]" table:base-cell-address="TSGB0910.$A$1"/>
        <table:named-range table:name="tab" table:cell-range-address="'file:///D:/IRHS/EXCEL/RORO/bulletins/2003/SA%20Changes/SA%20Changes%20to%20bulletin%20-%20draft.xls'#TABLE1a.$U$3" table:base-cell-address="TSGB0910.$A$1"/>
        <table:named-expression table:name="TAB4ALL" table:expression="of:=#N/A" table:base-cell-address="TSGB0910.$A$1"/>
        <table:named-expression table:name="TAB4PV" table:expression="of:=#N/A" table:base-cell-address="TSGB0910.$A$1"/>
        <table:named-expression table:name="TAB4UT" table:expression="of:=#N/A" table:base-cell-address="TSGB0910.$A$1"/>
        <table:named-expression table:name="TABLE" table:expression="of:=#N/A" table:base-cell-address="TSGB0910.$A$1"/>
        <table:named-expression table:name="TABLE1" table:expression="of:=[.#REF!]" table:base-cell-address="TSGB0910.$A$1"/>
        <table:named-expression table:name="TABLE16" table:expression="of:=[.#REF!]" table:base-cell-address="TSGB0910.$A$1"/>
        <table:named-expression table:name="TABLE17" table:expression="of:=[.#REF!]" table:base-cell-address="TSGB0910.$A$1"/>
        <table:named-expression table:name="TABLE18" table:expression="of:=[.#REF!]" table:base-cell-address="TSGB0910.$A$1"/>
        <table:named-expression table:name="TABLE19" table:expression="of:=[.#REF!]" table:base-cell-address="TSGB0910.$A$1"/>
        <table:named-expression table:name="TABLE2" table:expression="of:=#N/A" table:base-cell-address="TSGB0910.$A$1"/>
        <table:named-range table:name="TABLE21" table:cell-range-address="'file:///D:/WINDATA/EXCEL/michel.xls'#T23.$A$1:T23.$IV$65536" table:base-cell-address="TSGB0910.$A$1"/>
        <table:named-range table:name="TABLE22" table:cell-range-address="'file:///D:/WINDATA/EXCEL/michel.xls'#T23.$IJ$8191" table:base-cell-address="TSGB0910.$A$1"/>
        <table:named-range table:name="TABLE24" table:cell-range-address="'file:///D:/WINDATA/EXCEL/michel.xls'#T24.$B$1:T24.$IL$8141" table:base-cell-address="TSGB0910.$A$1"/>
        <table:named-expression table:name="TABLE2A" table:expression="of:=#N/A" table:base-cell-address="TSGB0910.$A$1"/>
        <table:named-expression table:name="TABLE2B" table:expression="of:=#N/A" table:base-cell-address="TSGB0910.$A$1"/>
        <table:named-expression table:name="TABLEH1" table:expression="of:=[.#REF!]" table:base-cell-address="TSGB0910.$A$1"/>
        <table:named-expression table:name="TABLEH2" table:expression="of:=[.#REF!]" table:base-cell-address="TSGB0910.$A$1"/>
        <table:named-expression table:name="TABLEI2" table:expression="of:=[.#REF!]" table:base-cell-address="TSGB0910.$A$1"/>
        <table:named-expression table:name="TABLEJ" table:expression="of:=[.#REF!]" table:base-cell-address="TSGB0910.$A$1"/>
        <table:named-expression table:name="TableTitle" table:expression="of:=[.#REF!]" table:base-cell-address="TSGB0910.$A$1"/>
        <table:named-expression table:name="TableTitle1" table:expression="of:=[.#REF!]" table:base-cell-address="TSGB0910.$A$1"/>
        <table:named-expression table:name="testing" table:expression="of:=[.#REF!]" table:base-cell-address="TSGB0910.$A$1"/>
        <table:named-expression table:name="Thurrock" table:expression="of:=[.#REF!]" table:base-cell-address="TSGB0910.$A$1"/>
        <table:named-expression table:name="TKM" table:expression="of:=[.#REF!]" table:base-cell-address="TSGB0910.$A$1"/>
        <table:named-expression table:name="TLOO" table:expression="of:=[.#REF!]" table:base-cell-address="TSGB0910.$A$1"/>
        <table:named-expression table:name="TLPH" table:expression="of:=[.#REF!]" table:base-cell-address="TSGB0910.$A$1"/>
        <table:named-expression table:name="TMOO" table:expression="of:=[.#REF!]" table:base-cell-address="TSGB0910.$A$1"/>
        <table:named-expression table:name="TMPH" table:expression="of:=[.#REF!]" table:base-cell-address="TSGB0910.$A$1"/>
        <table:named-expression table:name="TONNE" table:expression="of:=[.#REF!]" table:base-cell-address="TSGB0910.$A$1"/>
        <table:named-expression table:name="TYNE_WEAR" table:expression="of:=[.#REF!]" table:base-cell-address="TSGB0910.$A$1"/>
        <table:named-expression table:name="UK" table:expression="of:=#N/A" table:base-cell-address="TSGB0910.$A$1"/>
        <table:named-expression table:name="UT" table:expression="of:=#N/A" table:base-cell-address="TSGB0910.$A$1"/>
        <table:named-expression table:name="ValueTitle" table:expression="of:=[.#REF!]" table:base-cell-address="TSGB0910.$A$1"/>
        <table:named-expression table:name="VATA3" table:expression="of:=[.#REF!]" table:base-cell-address="TSGB0910.$A$1"/>
        <table:named-expression table:name="VATA4" table:expression="of:=[.#REF!]" table:base-cell-address="TSGB0910.$A$1"/>
        <table:named-expression table:name="VATC1" table:expression="of:=[.#REF!]" table:base-cell-address="TSGB0910.$A$1"/>
        <table:named-expression table:name="VATC3" table:expression="of:=[.#REF!]" table:base-cell-address="TSGB0910.$A$1"/>
        <table:named-expression table:name="VATC4" table:expression="of:=[.#REF!]" table:base-cell-address="TSGB0910.$A$1"/>
        <table:named-expression table:name="VATC5" table:expression="of:=[.#REF!]" table:base-cell-address="TSGB0910.$A$1"/>
        <table:named-expression table:name="VATC6" table:expression="of:=[.#REF!]" table:base-cell-address="TSGB0910.$A$1"/>
        <table:named-expression table:name="VATC7" table:expression="of:=[.#REF!]" table:base-cell-address="TSGB0910.$A$1"/>
        <table:named-expression table:name="VATC7A" table:expression="of:=[.#REF!]" table:base-cell-address="TSGB0910.$A$1"/>
        <table:named-expression table:name="VATC8" table:expression="of:=[.#REF!]" table:base-cell-address="TSGB0910.$A$1"/>
        <table:named-expression table:name="VCD4A" table:expression="of:=[.#REF!]" table:base-cell-address="TSGB0910.$A$1"/>
        <table:named-expression table:name="VKM" table:expression="of:=[.#REF!]" table:base-cell-address="TSGB0910.$A$1"/>
        <table:named-expression table:name="W_GLAM" table:expression="of:=[.#REF!]" table:base-cell-address="TSGB0910.$A$1"/>
        <table:named-expression table:name="W_MIDS" table:expression="of:=[.#REF!]" table:base-cell-address="TSGB0910.$A$1"/>
        <table:named-expression table:name="W_SUSSEX" table:expression="of:=[.#REF!]" table:base-cell-address="TSGB0910.$A$1"/>
        <table:named-expression table:name="W_YORKS" table:expression="of:=[.#REF!]" table:base-cell-address="TSGB0910.$A$1"/>
        <table:named-expression table:name="WARWICKS" table:expression="of:=[.#REF!]" table:base-cell-address="TSGB0910.$A$1"/>
        <table:named-range table:name="Weekends" table:cell-range-address="'file:///D:/2008Publications/TSGB%202008/CHAPTER%208/web/80408%20final.xls'#TIS-INDEX.$A$42" table:base-cell-address="TSGB0910.$A$1"/>
        <table:named-expression table:name="WILTS" table:expression="of:=[.#REF!]" table:base-cell-address="TSGB0910.$A$1"/>
        <table:named-expression table:name="WINE" table:expression="of:=[.#REF!]" table:base-cell-address="TSGB0910.$A$1"/>
        <table:named-expression table:name="WINE1" table:expression="of:=[.#REF!]" table:base-cell-address="TSGB0910.$A$1"/>
        <table:named-expression table:name="XAQTS" table:expression="of:=[.#REF!]" table:base-cell-address="TSGB0910.$A$1"/>
        <table:named-expression table:name="XATOP" table:expression="of:=#N/A" table:base-cell-address="TSGB0910.$A$1"/>
        <table:named-expression table:name="XATSGB" table:expression="of:=#N/A" table:base-cell-address="TSGB0910.$A$1"/>
        <table:named-expression table:name="YEARG" table:expression="of:=[.#REF!]" table:base-cell-address="TSGB0910.$A$1"/>
        <table:named-expression table:name="YEARS" table:expression="of:=[.#REF!]" table:base-cell-address="TSGB0910.$A$1"/>
        <table:named-expression table:name="YEARSF" table:expression="of:=[.#REF!]" table:base-cell-address="TSGB091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style:text-properties fo:color="#FF0000"/>
      <number:text>-</number:text>
      <number:number number:decimal-places="0" number:min-integer-digits="1" number:grouping="true"/>
      <style:map style:condition="value()&gt;=0" style:apply-style-name="N36P0"/>
    </number:number-style>
    <number:number-style style:name="N37">
      <number:number number:decimal-places="1" number:min-integer-digits="1"/>
    </number:number-style>
    <number:number-style style:name="N38">
      <number:number number:decimal-places="1" number:min-integer-digits="1" number:grouping="true"/>
    </number:number-style>
    <number:number-style style:name="N39">
      <number:number number:decimal-places="1" number:min-integer-digits="1"/>
      <number:text> </number:text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40"/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0307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101" style:family="table-cell" style:data-style-name="N0">
      <style:table-cell-properties style:vertical-align="automatic" fo:background-color="transparent"/>
    </style:style>
    <style:style style:name="Normal_9-05-98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0908_32_updated" style:display-name="Normal_909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108_32_updated" style:display-name="Normal_91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308_32_updated" style:display-name="Normal_913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2008__32_Passenger_32_transport_32_workbook" style:display-name="Normal_TSGB 2008_ Passenger transport workbook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41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Shawn Weekes</dc:creator>
    <meta:creation-date>2011-11-08T12:25:27Z</meta:creation-date>
    <dc:date>2018-12-04T15:40:34Z</dc:date>
    <meta:print-date>2018-12-04T15:36:32Z</meta:print-date>
    <meta:user-defined meta:name="_NewReviewCycle"/>
  </office:meta>
</office:document-meta>
</file>